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DC7CCDFB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73cm"/>
    </style:style>
    <style:style style:name="co2" style:family="table-column">
      <style:table-column-properties fo:break-before="auto" style:column-width="3.279cm"/>
    </style:style>
    <style:style style:name="co3" style:family="table-column">
      <style:table-column-properties fo:break-before="auto" style:column-width="5.516cm"/>
    </style:style>
    <style:style style:name="co4" style:family="table-column">
      <style:table-column-properties fo:break-before="auto" style:column-width="1.884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2.62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49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ext-properties fo:color="#0000ff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60"/>
    <style:style style:name="ce5" style:family="table-cell" style:parent-style-name="Default" style:data-style-name="N60">
      <style:text-properties fo:color="#ff0000" fo:font-weight="bold" style:font-weight-asian="bold" style:font-weight-complex="bold"/>
    </style:style>
    <style:style style:name="ce6" style:family="table-cell" style:parent-style-name="Default" style:data-style-name="N60">
      <style:text-properties fo:color="#0000ff" fo:font-weight="bold" style:font-weight-asian="bold" style:font-weight-complex="bold"/>
    </style:style>
    <style:style style:name="ce7" style:family="table-cell" style:parent-style-name="Default" style:data-style-name="N60">
      <style:text-properties fo:font-weight="bold" style:font-weight-asian="bold" style:font-weight-complex="bold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60">
      <style:text-properties fo:color="#ff0000"/>
    </style:style>
    <style:style style:name="gr1" style:family="graphic">
      <style:graphic-properties draw:ole-draw-aspect="1"/>
    </style:style>
  </office:automatic-styles>
  <office:body>
    <office:spreadsheet>
      <table:table table:name="angle-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formula="of:=54.6231673422" office:value-type="float" office:value="54.6231673422">
            <text:p>54.6231673422</text:p>
          </table:table-cell>
          <table:table-cell office:value-type="float" office:value="0.0004985016">
            <text:p>4.99E-004</text:p>
          </table:table-cell>
          <table:table-cell office:value-type="float" office:value="28138">
            <text:p>28138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55.0224299576">
            <text:p>55.0224299576</text:p>
          </table:table-cell>
          <table:table-cell table:style-name="ce5" office:value-type="float" office:value="0.0005181021">
            <text:p>5.18E-004</text:p>
          </table:table-cell>
          <table:table-cell office:value-type="float" office:value="28792">
            <text:p>2879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4.6290224658">
            <text:p>54.6290224658</text:p>
          </table:table-cell>
          <table:table-cell office:value-type="float" office:value="0.0004981336">
            <text:p>4.98E-004</text:p>
          </table:table-cell>
          <table:table-cell office:value-type="float" office:value="28835">
            <text:p>28835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54.384810732">
            <text:p>54.384810732</text:p>
          </table:table-cell>
          <table:table-cell table:style-name="ce6" office:value-type="float" office:value="0.0004833889">
            <text:p>4.83E-004</text:p>
          </table:table-cell>
          <table:table-cell office:value-type="float" office:value="16826">
            <text:p>16826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1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4.3962800174">
            <text:p>54.3962800174</text:p>
          </table:table-cell>
          <table:table-cell office:value-type="float" office:value="0.0004860169">
            <text:p>4.86E-004</text:p>
          </table:table-cell>
          <table:table-cell office:value-type="float" office:value="21556">
            <text:p>21556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4.8998735059">
            <text:p>54.8998735059</text:p>
          </table:table-cell>
          <table:table-cell office:value-type="float" office:value="0.0005092859">
            <text:p>5.09E-004</text:p>
          </table:table-cell>
          <table:table-cell office:value-type="float" office:value="25782">
            <text:p>2578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1disclination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4.7940000492">
            <text:p>54.7940000492</text:p>
          </table:table-cell>
          <table:table-cell office:value-type="float" office:value="0.0005064618">
            <text:p>5.06E-004</text:p>
          </table:table-cell>
          <table:table-cell office:value-type="float" office:value="17169">
            <text:p>17169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4.5051113944">
            <text:p>54.5051113944</text:p>
          </table:table-cell>
          <table:table-cell office:value-type="float" office:value="0.0004918099">
            <text:p>4.92E-004</text:p>
          </table:table-cell>
          <table:table-cell office:value-type="float" office:value="26196">
            <text:p>26196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.6853218511">
            <text:p>54.6853218511</text:p>
          </table:table-cell>
          <table:table-cell office:value-type="float" office:value="0.0004999052">
            <text:p>5.00E-004</text:p>
          </table:table-cell>
          <table:table-cell office:value-type="float" office:value="23375">
            <text:p>23375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2disclinations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4.9450537545">
            <text:p>54.9450537545</text:p>
          </table:table-cell>
          <table:table-cell office:value-type="float" office:value="0.0005110514">
            <text:p>5.11E-004</text:p>
          </table:table-cell>
          <table:table-cell office:value-type="float" office:value="28338">
            <text:p>28338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1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54.384810732">
            <text:p>54.384810732</text:p>
          </table:table-cell>
          <table:table-cell table:style-name="ce7" table:formula="of:=MIN([.C2:.C11])" office:value-type="float" office:value="0.0004833889">
            <text:p>4.83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5.0224299576">
            <text:p>55.0224299576</text:p>
          </table:table-cell>
          <table:table-cell table:style-name="ce7" table:formula="of:=MAX([.C2:.C11])" office:value-type="float" office:value="0.0005181021">
            <text:p>5.18E-004</text:p>
          </table:table-cell>
          <table:table-cell table:number-columns-repeated="4"/>
        </table:table-row>
      </table:table>
      <table:table table:name="angle-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8.8768388692">
            <text:p>48.8768388692</text:p>
          </table:table-cell>
          <table:table-cell office:value-type="float" office:value="0.0004743135">
            <text:p>4.74E-004</text:p>
          </table:table-cell>
          <table:table-cell office:value-type="float" office:value="24846">
            <text:p>24846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float" office:value="48.6449124672">
            <text:p>48.6449124672</text:p>
          </table:table-cell>
          <table:table-cell table:style-name="ce6" office:value-type="float" office:value="0.0004612265">
            <text:p>4.61E-004</text:p>
          </table:table-cell>
          <table:table-cell office:value-type="float" office:value="18257">
            <text:p>1825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.5198047004">
            <text:p>49.5198047004</text:p>
          </table:table-cell>
          <table:table-cell office:value-type="float" office:value="0.0005064995">
            <text:p>5.06E-004</text:p>
          </table:table-cell>
          <table:table-cell office:value-type="float" office:value="31639">
            <text:p>31639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7433937496">
            <text:p>48.7433937496</text:p>
          </table:table-cell>
          <table:table-cell office:value-type="float" office:value="0.0004683191">
            <text:p>4.68E-004</text:p>
          </table:table-cell>
          <table:table-cell office:value-type="float" office:value="2976">
            <text:p>2976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.1054063401">
            <text:p>49.1054063401</text:p>
          </table:table-cell>
          <table:table-cell office:value-type="float" office:value="0.0004856719">
            <text:p>4.86E-004</text:p>
          </table:table-cell>
          <table:table-cell office:value-type="float" office:value="4799">
            <text:p>479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9.5387490861">
            <text:p>49.5387490861</text:p>
          </table:table-cell>
          <table:table-cell office:value-type="float" office:value="0.0005079178">
            <text:p>5.08E-004</text:p>
          </table:table-cell>
          <table:table-cell office:value-type="float" office:value="23268">
            <text:p>23268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2646470921">
            <text:p>49.2646470921</text:p>
          </table:table-cell>
          <table:table-cell office:value-type="float" office:value="0.0004944347">
            <text:p>4.94E-004</text:p>
          </table:table-cell>
          <table:table-cell office:value-type="float" office:value="23815">
            <text:p>23815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9.0566687779">
            <text:p>49.0566687779</text:p>
          </table:table-cell>
          <table:table-cell office:value-type="float" office:value="0.0004845704">
            <text:p>4.85E-004</text:p>
          </table:table-cell>
          <table:table-cell office:value-type="float" office:value="30795">
            <text:p>30795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49.581386604">
            <text:p>49.581386604</text:p>
          </table:table-cell>
          <table:table-cell table:style-name="ce5" office:value-type="float" office:value="0.0005104954">
            <text:p>5.10E-004</text:p>
          </table:table-cell>
          <table:table-cell office:value-type="float" office:value="31801">
            <text:p>31801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.30016321">
            <text:p>49.30016321</text:p>
          </table:table-cell>
          <table:table-cell office:value-type="float" office:value="0.0004966692">
            <text:p>4.97E-004</text:p>
          </table:table-cell>
          <table:table-cell office:value-type="float" office:value="28929">
            <text:p>28929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8.6449124672">
            <text:p>48.6449124672</text:p>
          </table:table-cell>
          <table:table-cell table:style-name="ce7" table:formula="of:=MIN([.C2:.C11])" office:value-type="float" office:value="0.0004612265">
            <text:p>4.61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581386604">
            <text:p>49.581386604</text:p>
          </table:table-cell>
          <table:table-cell table:style-name="ce7" table:formula="of:=MAX([.C2:.C11])" office:value-type="float" office:value="0.0005104954">
            <text:p>5.10E-004</text:p>
          </table:table-cell>
          <table:table-cell table:number-columns-repeated="4"/>
        </table:table-row>
      </table:table>
      <table:table table:name="angle-1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7.0728264745">
            <text:p>47.0728264745</text:p>
          </table:table-cell>
          <table:table-cell office:value-type="float" office:value="0.0005282934">
            <text:p>5.28E-004</text:p>
          </table:table-cell>
          <table:table-cell office:value-type="float" office:value="23970">
            <text:p>23970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5454653246">
            <text:p>46.5454653246</text:p>
          </table:table-cell>
          <table:table-cell office:value-type="float" office:value="0.0005022462">
            <text:p>5.02E-004</text:p>
          </table:table-cell>
          <table:table-cell office:value-type="float" office:value="13170">
            <text:p>13170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1652124955">
            <text:p>46.1652124955</text:p>
          </table:table-cell>
          <table:table-cell office:value-type="float" office:value="0.0004813678">
            <text:p>4.81E-004</text:p>
          </table:table-cell>
          <table:table-cell office:value-type="float" office:value="21337">
            <text:p>21337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float" office:value="45.3492883522">
            <text:p>45.3492883522</text:p>
          </table:table-cell>
          <table:table-cell table:style-name="ce6" office:value-type="float" office:value="0.0004371362">
            <text:p>4.37E-004</text:p>
          </table:table-cell>
          <table:table-cell office:value-type="float" office:value="23585">
            <text:p>23585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3696656488">
            <text:p>46.3696656488</text:p>
          </table:table-cell>
          <table:table-cell office:value-type="float" office:value="0.0004939864">
            <text:p>4.94E-004</text:p>
          </table:table-cell>
          <table:table-cell office:value-type="float" office:value="29904">
            <text:p>2990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8348799485">
            <text:p>46.8348799485</text:p>
          </table:table-cell>
          <table:table-cell office:value-type="float" office:value="0.0005170905">
            <text:p>5.17E-004</text:p>
          </table:table-cell>
          <table:table-cell office:value-type="float" office:value="3096">
            <text:p>3096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1.4967720782">
            <text:p>51.4967720782</text:p>
          </table:table-cell>
          <table:table-cell office:value-type="float" office:value="0.0007320545">
            <text:p>7.32E-004</text:p>
          </table:table-cell>
          <table:table-cell office:value-type="float" office:value="31158">
            <text:p>31158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 (+1 near boundary)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.2489367333">
            <text:p>46.2489367333</text:p>
          </table:table-cell>
          <table:table-cell office:value-type="float" office:value="0.0004881772">
            <text:p>4.88E-004</text:p>
          </table:table-cell>
          <table:table-cell office:value-type="float" office:value="12941">
            <text:p>12941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51.8403053312">
            <text:p>51.8403053312</text:p>
          </table:table-cell>
          <table:table-cell table:style-name="ce5" office:value-type="float" office:value="0.0007505091">
            <text:p>7.51E-004</text:p>
          </table:table-cell>
          <table:table-cell office:value-type="float" office:value="9417">
            <text:p>9417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np (+1 near boundary)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2776298567">
            <text:p>46.2776298567</text:p>
          </table:table-cell>
          <table:table-cell office:value-type="float" office:value="0.0004884813">
            <text:p>4.88E-004</text:p>
          </table:table-cell>
          <table:table-cell office:value-type="float" office:value="2548">
            <text:p>2548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5.3492883522">
            <text:p>45.3492883522</text:p>
          </table:table-cell>
          <table:table-cell table:style-name="ce7" table:formula="of:=MIN([.C2:.C11])" office:value-type="float" office:value="0.0004371362">
            <text:p>4.37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1.8403053312">
            <text:p>51.8403053312</text:p>
          </table:table-cell>
          <table:table-cell table:style-name="ce7" table:formula="of:=MAX([.C2:.C11])" office:value-type="float" office:value="0.0007505091">
            <text:p>7.51E-004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angle-1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.7288922036">
            <text:p>45.7288922036</text:p>
          </table:table-cell>
          <table:table-cell office:value-type="float" office:value="0.0004314443">
            <text:p>4.31E-004</text:p>
          </table:table-cell>
          <table:table-cell office:value-type="float" office:value="24450">
            <text:p>2445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.0951279837">
            <text:p>47.0951279837</text:p>
          </table:table-cell>
          <table:table-cell office:value-type="float" office:value="0.0004972501">
            <text:p>4.97E-004</text:p>
          </table:table-cell>
          <table:table-cell office:value-type="float" office:value="20833">
            <text:p>20833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.5114119306">
            <text:p>46.5114119306</text:p>
          </table:table-cell>
          <table:table-cell office:value-type="float" office:value="0.0004644182">
            <text:p>4.64E-004</text:p>
          </table:table-cell>
          <table:table-cell office:value-type="float" office:value="30836">
            <text:p>30836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53.5510463656">
            <text:p>53.5510463656</text:p>
          </table:table-cell>
          <table:table-cell table:style-name="ce5" office:value-type="float" office:value="0.000799813">
            <text:p>8.00E-004</text:p>
          </table:table-cell>
          <table:table-cell office:value-type="float" office:value="16635">
            <text:p>16635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np (+ 1 close)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3.0948870242">
            <text:p>53.0948870242</text:p>
          </table:table-cell>
          <table:table-cell office:value-type="float" office:value="0.0007770971">
            <text:p>7.77E-004</text:p>
          </table:table-cell>
          <table:table-cell office:value-type="float" office:value="14102">
            <text:p>14102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np (+ 1 close)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6.0537342304">
            <text:p>46.0537342304</text:p>
          </table:table-cell>
          <table:table-cell office:value-type="float" office:value="0.000447657">
            <text:p>4.48E-004</text:p>
          </table:table-cell>
          <table:table-cell office:value-type="float" office:value="9299">
            <text:p>929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45.161800903">
            <text:p>45.161800903</text:p>
          </table:table-cell>
          <table:table-cell table:style-name="ce6" office:value-type="float" office:value="0.0003953625">
            <text:p>3.95E-004</text:p>
          </table:table-cell>
          <table:table-cell office:value-type="float" office:value="30377">
            <text:p>30377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.4034133644">
            <text:p>47.4034133644</text:p>
          </table:table-cell>
          <table:table-cell office:value-type="float" office:value="0.0005119675">
            <text:p>5.12E-004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6.1340371966">
            <text:p>46.1340371966</text:p>
          </table:table-cell>
          <table:table-cell office:value-type="float" office:value="0.0004507837">
            <text:p>4.51E-004</text:p>
          </table:table-cell>
          <table:table-cell office:value-type="float" office:value="4931">
            <text:p>493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2.1573384624">
            <text:p>52.1573384624</text:p>
          </table:table-cell>
          <table:table-cell office:value-type="float" office:value="0.0007375669">
            <text:p>7.38E-004</text:p>
          </table:table-cell>
          <table:table-cell office:value-type="float" office:value="4780">
            <text:p>4780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3 disclinations far from np (+ 1 close)</text:p>
          </table:table-cell>
        </table:table-row>
        <table:table-row table:style-name="ro1">
          <table:table-cell/>
          <table:table-cell table:style-name="ce3" table:formula="of:=MIN([.B2:.B11])" office:value-type="float" office:value="45.161800903">
            <text:p>45.161800903</text:p>
          </table:table-cell>
          <table:table-cell table:style-name="ce7" table:formula="of:=MIN([.C2:.C11])" office:value-type="float" office:value="0.0003953625">
            <text:p>3.9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3.5510463656">
            <text:p>53.5510463656</text:p>
          </table:table-cell>
          <table:table-cell table:style-name="ce7" table:formula="of:=MAX([.C2:.C11])" office:value-type="float" office:value="0.000799813">
            <text:p>8.00E-004</text:p>
          </table:table-cell>
          <table:table-cell table:number-columns-repeated="4"/>
        </table:table-row>
      </table:table>
      <table:table table:name="angle-2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.7049532597">
            <text:p>46.7049532597</text:p>
          </table:table-cell>
          <table:table-cell office:value-type="float" office:value="0.0003946458">
            <text:p>3.95E-004</text:p>
          </table:table-cell>
          <table:table-cell office:value-type="float" office:value="20658">
            <text:p>2065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.6059870647">
            <text:p>49.6059870647</text:p>
          </table:table-cell>
          <table:table-cell office:value-type="float" office:value="0.0005329203">
            <text:p>5.33E-004</text:p>
          </table:table-cell>
          <table:table-cell office:value-type="float" office:value="10520">
            <text:p>10520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6.3318632179">
            <text:p>46.3318632179</text:p>
          </table:table-cell>
          <table:table-cell table:style-name="ce6" office:value-type="float" office:value="0.0003589845">
            <text:p>3.59E-004</text:p>
          </table:table-cell>
          <table:table-cell office:value-type="float" office:value="12624">
            <text:p>12624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8383245919">
            <text:p>48.8383245919</text:p>
          </table:table-cell>
          <table:table-cell office:value-type="float" office:value="0.0004972783">
            <text:p>4.97E-004</text:p>
          </table:table-cell>
          <table:table-cell office:value-type="float" office:value="8695">
            <text:p>8695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.5773791205">
            <text:p>47.5773791205</text:p>
          </table:table-cell>
          <table:table-cell office:value-type="float" office:value="0.0004342169">
            <text:p>4.34E-004</text:p>
          </table:table-cell>
          <table:table-cell office:value-type="float" office:value="24651">
            <text:p>24651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7.2363423493">
            <text:p>47.2363423493</text:p>
          </table:table-cell>
          <table:table-cell office:value-type="float" office:value="0.0004151992">
            <text:p>4.15E-004</text:p>
          </table:table-cell>
          <table:table-cell office:value-type="float" office:value="17098">
            <text:p>17098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1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.6907107808">
            <text:p>48.6907107808</text:p>
          </table:table-cell>
          <table:table-cell office:value-type="float" office:value="0.0004848703">
            <text:p>4.85E-004</text:p>
          </table:table-cell>
          <table:table-cell office:value-type="float" office:value="1533">
            <text:p>1533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s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.3350721288">
            <text:p>47.3350721288</text:p>
          </table:table-cell>
          <table:table-cell office:value-type="float" office:value="0.0004211788">
            <text:p>4.21E-004</text:p>
          </table:table-cell>
          <table:table-cell office:value-type="float" office:value="29282">
            <text:p>29282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s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53.4481116163">
            <text:p>53.4481116163</text:p>
          </table:table-cell>
          <table:table-cell table:style-name="ce5" office:value-type="float" office:value="0.0007122096">
            <text:p>7.12E-004</text:p>
          </table:table-cell>
          <table:table-cell office:value-type="float" office:value="12619">
            <text:p>12619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 (+1 near)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.5487480196">
            <text:p>46.5487480196</text:p>
          </table:table-cell>
          <table:table-cell office:value-type="float" office:value="0.000374815">
            <text:p>3.75E-004</text:p>
          </table:table-cell>
          <table:table-cell office:value-type="float" office:value="25166">
            <text:p>25166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6.3318632179">
            <text:p>46.3318632179</text:p>
          </table:table-cell>
          <table:table-cell table:style-name="ce7" table:formula="of:=MIN([.C2:.C11])" office:value-type="float" office:value="0.0003589845">
            <text:p>3.59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3.4481116163">
            <text:p>53.4481116163</text:p>
          </table:table-cell>
          <table:table-cell table:style-name="ce7" table:formula="of:=MAX([.C2:.C11])" office:value-type="float" office:value="0.0007122096">
            <text:p>7.12E-004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angle-2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9.6031104656">
            <text:p>49.6031104656</text:p>
          </table:table-cell>
          <table:table-cell office:value-type="float" office:value="0.0004779749">
            <text:p>4.78E-004</text:p>
          </table:table-cell>
          <table:table-cell office:value-type="float" office:value="23328">
            <text:p>2332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8.8346194541">
            <text:p>48.8346194541</text:p>
          </table:table-cell>
          <table:table-cell office:value-type="float" office:value="0.000438984">
            <text:p>4.39E-004</text:p>
          </table:table-cell>
          <table:table-cell office:value-type="float" office:value="4997">
            <text:p>4997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7.0795080384">
            <text:p>47.0795080384</text:p>
          </table:table-cell>
          <table:table-cell office:value-type="float" office:value="0.0003504294">
            <text:p>3.50E-004</text:p>
          </table:table-cell>
          <table:table-cell office:value-type="float" office:value="8614">
            <text:p>8614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3530361901">
            <text:p>48.3530361901</text:p>
          </table:table-cell>
          <table:table-cell office:value-type="float" office:value="0.0004140138">
            <text:p>4.14E-004</text:p>
          </table:table-cell>
          <table:table-cell office:value-type="float" office:value="8511">
            <text:p>8511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49.680031097">
            <text:p>49.680031097</text:p>
          </table:table-cell>
          <table:table-cell table:style-name="ce5" office:value-type="float" office:value="0.0004803706">
            <text:p>4.80E-004</text:p>
          </table:table-cell>
          <table:table-cell office:value-type="float" office:value="3611">
            <text:p>3611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.2054702254">
            <text:p>47.2054702254</text:p>
          </table:table-cell>
          <table:table-cell table:style-name="ce6" office:value-type="float" office:value="0.0003452144">
            <text:p>3.45E-004</text:p>
          </table:table-cell>
          <table:table-cell office:value-type="float" office:value="28333">
            <text:p>28333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7.1725997835">
            <text:p>47.1725997835</text:p>
          </table:table-cell>
          <table:table-cell office:value-type="float" office:value="0.0003575993">
            <text:p>3.58E-004</text:p>
          </table:table-cell>
          <table:table-cell office:value-type="float" office:value="23599">
            <text:p>23599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8.8609166654">
            <text:p>48.8609166654</text:p>
          </table:table-cell>
          <table:table-cell office:value-type="float" office:value="0.0004223933">
            <text:p>4.22E-004</text:p>
          </table:table-cell>
          <table:table-cell office:value-type="float" office:value="5321">
            <text:p>5321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1756136706">
            <text:p>47.1756136706</text:p>
          </table:table-cell>
          <table:table-cell office:value-type="float" office:value="0.0003570519">
            <text:p>3.57E-004</text:p>
          </table:table-cell>
          <table:table-cell office:value-type="float" office:value="13675">
            <text:p>13675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.8766864305">
            <text:p>48.8766864305</text:p>
          </table:table-cell>
          <table:table-cell office:value-type="float" office:value="0.0004263408">
            <text:p>4.26E-004</text:p>
          </table:table-cell>
          <table:table-cell office:value-type="float" office:value="18860">
            <text:p>1886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7.0795080384">
            <text:p>47.0795080384</text:p>
          </table:table-cell>
          <table:table-cell table:style-name="ce7" table:formula="of:=MIN([.C2:.C11])" office:value-type="float" office:value="0.0003452144">
            <text:p>3.4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680031097">
            <text:p>49.680031097</text:p>
          </table:table-cell>
          <table:table-cell table:style-name="ce7" table:formula="of:=MAX([.C2:.C11])" office:value-type="float" office:value="0.0004803706">
            <text:p>4.80E-004</text:p>
          </table:table-cell>
          <table:table-cell table:number-columns-repeated="4"/>
        </table:table-row>
      </table:table>
      <table:table table:name="angle-3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7.5782721256">
            <text:p>47.5782721256</text:p>
          </table:table-cell>
          <table:table-cell table:style-name="ce6" office:value-type="float" office:value="0.0003320882">
            <text:p>3.32E-004</text:p>
          </table:table-cell>
          <table:table-cell office:value-type="float" office:value="4193">
            <text:p>4193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7545481177">
            <text:p>47.7545481177</text:p>
          </table:table-cell>
          <table:table-cell office:value-type="float" office:value="0.0003365141">
            <text:p>3.37E-004</text:p>
          </table:table-cell>
          <table:table-cell office:value-type="float" office:value="17960">
            <text:p>17960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7076508783">
            <text:p>47.7076508783</text:p>
          </table:table-cell>
          <table:table-cell office:value-type="float" office:value="0.0003329413">
            <text:p>3.33E-004</text:p>
          </table:table-cell>
          <table:table-cell office:value-type="float" office:value="30327">
            <text:p>30327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7.6930408832">
            <text:p>47.6930408832</text:p>
          </table:table-cell>
          <table:table-cell office:value-type="float" office:value="0.0003317811">
            <text:p>3.32E-004</text:p>
          </table:table-cell>
          <table:table-cell office:value-type="float" office:value="17426">
            <text:p>17426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.6879961078">
            <text:p>49.6879961078</text:p>
          </table:table-cell>
          <table:table-cell office:value-type="float" office:value="0.0004344795">
            <text:p>4.34E-004</text:p>
          </table:table-cell>
          <table:table-cell office:value-type="float" office:value="16209">
            <text:p>16209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9.5252773313">
            <text:p>49.5252773313</text:p>
          </table:table-cell>
          <table:table-cell office:value-type="float" office:value="0.0004290824">
            <text:p>4.29E-004</text:p>
          </table:table-cell>
          <table:table-cell office:value-type="float" office:value="18496">
            <text:p>18496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093267307">
            <text:p>49.093267307</text:p>
          </table:table-cell>
          <table:table-cell office:value-type="float" office:value="0.0004024658">
            <text:p>4.02E-004</text:p>
          </table:table-cell>
          <table:table-cell office:value-type="float" office:value="11992">
            <text:p>11992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53.4235111045">
            <text:p>53.4235111045</text:p>
          </table:table-cell>
          <table:table-cell table:style-name="ce5" office:value-type="float" office:value="0.0006016631">
            <text:p>6.02E-004</text:p>
          </table:table-cell>
          <table:table-cell office:value-type="float" office:value="23757">
            <text:p>23757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 (+2 close)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.6051085042">
            <text:p>48.6051085042</text:p>
          </table:table-cell>
          <table:table-cell office:value-type="float" office:value="0.0003815522">
            <text:p>3.82E-004</text:p>
          </table:table-cell>
          <table:table-cell office:value-type="float" office:value="4276">
            <text:p>427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1.5628746591">
            <text:p>51.5628746591</text:p>
          </table:table-cell>
          <table:table-cell office:value-type="float" office:value="0.0005247099">
            <text:p>5.25E-004</text:p>
          </table:table-cell>
          <table:table-cell office:value-type="float" office:value="6944">
            <text:p>6944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7.5782721256">
            <text:p>47.5782721256</text:p>
          </table:table-cell>
          <table:table-cell table:style-name="ce7" table:formula="of:=MIN([.C2:.C11])" office:value-type="float" office:value="0.0003317811">
            <text:p>3.32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3.4235111045">
            <text:p>53.4235111045</text:p>
          </table:table-cell>
          <table:table-cell table:style-name="ce7" table:formula="of:=MAX([.C2:.C11])" office:value-type="float" office:value="0.0006016631">
            <text:p>6.02E-004</text:p>
          </table:table-cell>
          <table:table-cell table:number-columns-repeated="4"/>
        </table:table-row>
      </table:table>
      <table:table table:name="angle-3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8.1880497249">
            <text:p>48.1880497249</text:p>
          </table:table-cell>
          <table:table-cell office:value-type="float" office:value="0.0003887317">
            <text:p>3.89E-004</text:p>
          </table:table-cell>
          <table:table-cell office:value-type="float" office:value="13040">
            <text:p>13040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2 far-ish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49.7756273109">
            <text:p>49.7756273109</text:p>
          </table:table-cell>
          <table:table-cell office:value-type="float" office:value="0.0004492699">
            <text:p>4.49E-004</text:p>
          </table:table-cell>
          <table:table-cell office:value-type="float" office:value="4557">
            <text:p>4557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.0405710991">
            <text:p>49.0405710991</text:p>
          </table:table-cell>
          <table:table-cell office:value-type="float" office:value="0.0004277148">
            <text:p>4.28E-004</text:p>
          </table:table-cell>
          <table:table-cell office:value-type="float" office:value="22891">
            <text:p>22891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6.85341329">
            <text:p>46.85341329</text:p>
          </table:table-cell>
          <table:table-cell office:value-type="float" office:value="0.0003134014">
            <text:p>3.13E-004</text:p>
          </table:table-cell>
          <table:table-cell office:value-type="float" office:value="9653">
            <text:p>9653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.5686459594">
            <text:p>49.5686459594</text:p>
          </table:table-cell>
          <table:table-cell table:style-name="ce5" office:value-type="float" office:value="0.0004526751">
            <text:p>4.53E-004</text:p>
          </table:table-cell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1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6.8443833242">
            <text:p>46.8443833242</text:p>
          </table:table-cell>
          <table:table-cell office:value-type="float" office:value="0.0003174127">
            <text:p>3.17E-004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087012423">
            <text:p>49.087012423</text:p>
          </table:table-cell>
          <table:table-cell office:value-type="float" office:value="0.000435285">
            <text:p>4.35E-004</text:p>
          </table:table-cell>
          <table:table-cell office:value-type="float" office:value="30919">
            <text:p>30919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9090001323">
            <text:p>46.9090001323</text:p>
          </table:table-cell>
          <table:table-cell table:style-name="ce6" office:value-type="float" office:value="0.0003013505">
            <text:p>3.01E-004</text:p>
          </table:table-cell>
          <table:table-cell office:value-type="float" office:value="14270">
            <text:p>14270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.3624444847">
            <text:p>49.3624444847</text:p>
          </table:table-cell>
          <table:table-cell office:value-type="float" office:value="0.0004367662">
            <text:p>4.37E-004</text:p>
          </table:table-cell>
          <table:table-cell office:value-type="float" office:value="12181">
            <text:p>12181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.4890982543">
            <text:p>48.4890982543</text:p>
          </table:table-cell>
          <table:table-cell office:value-type="float" office:value="0.0003986993">
            <text:p>3.99E-004</text:p>
          </table:table-cell>
          <table:table-cell office:value-type="float" office:value="15932">
            <text:p>15932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1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6.8443833242">
            <text:p>46.8443833242</text:p>
          </table:table-cell>
          <table:table-cell table:style-name="ce7" table:formula="of:=MIN([.C2:.C11])" office:value-type="float" office:value="0.0003013505">
            <text:p>3.01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7756273109">
            <text:p>49.7756273109</text:p>
          </table:table-cell>
          <table:table-cell table:style-name="ce7" table:formula="of:=MAX([.C2:.C11])" office:value-type="float" office:value="0.0004526751">
            <text:p>4.53E-004</text:p>
          </table:table-cell>
          <table:table-cell table:number-columns-repeated="4"/>
        </table:table-row>
      </table:table>
      <table:table table:name="angle-4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6716273003">
            <text:p>48.6716273003</text:p>
          </table:table-cell>
          <table:table-cell table:style-name="ce6" office:value-type="float" office:value="0.0002901113">
            <text:p>2.90E-004</text:p>
          </table:table-cell>
          <table:table-cell office:value-type="float" office:value="19970">
            <text:p>1997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7616585507">
            <text:p>48.7616585507</text:p>
          </table:table-cell>
          <table:table-cell office:value-type="float" office:value="0.0003162432">
            <text:p>3.16E-004</text:p>
          </table:table-cell>
          <table:table-cell office:value-type="float" office:value="11792">
            <text:p>11792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8.5780113485">
            <text:p>48.5780113485</text:p>
          </table:table-cell>
          <table:table-cell office:value-type="float" office:value="0.0003033265">
            <text:p>3.03E-004</text:p>
          </table:table-cell>
          <table:table-cell office:value-type="float" office:value="22696">
            <text:p>22696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950550775">
            <text:p>48.950550775</text:p>
          </table:table-cell>
          <table:table-cell office:value-type="float" office:value="0.0003189974">
            <text:p>3.19E-004</text:p>
          </table:table-cell>
          <table:table-cell office:value-type="float" office:value="31912">
            <text:p>31912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.2528356748">
            <text:p>49.2528356748</text:p>
          </table:table-cell>
          <table:table-cell office:value-type="float" office:value="0.0003368451">
            <text:p>3.37E-004</text:p>
          </table:table-cell>
          <table:table-cell office:value-type="float" office:value="23876">
            <text:p>23876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.5830047163">
            <text:p>50.5830047163</text:p>
          </table:table-cell>
          <table:table-cell office:value-type="float" office:value="0.0003993384">
            <text:p>3.99E-004</text:p>
          </table:table-cell>
          <table:table-cell office:value-type="float" office:value="26044">
            <text:p>26044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float" office:value="55.0874568294">
            <text:p>55.0874568294</text:p>
          </table:table-cell>
          <table:table-cell table:style-name="ce5" office:value-type="float" office:value="0.0005729198">
            <text:p>5.73E-004</text:p>
          </table:table-cell>
          <table:table-cell office:value-type="float" office:value="14698">
            <text:p>14698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 (+2close)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9478305687">
            <text:p>48.9478305687</text:p>
          </table:table-cell>
          <table:table-cell office:value-type="float" office:value="0.0003196422">
            <text:p>3.20E-004</text:p>
          </table:table-cell>
          <table:table-cell office:value-type="float" office:value="31525">
            <text:p>31525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.9063800216">
            <text:p>50.9063800216</text:p>
          </table:table-cell>
          <table:table-cell office:value-type="float" office:value="0.0004026739">
            <text:p>4.03E-004</text:p>
          </table:table-cell>
          <table:table-cell office:value-type="float" office:value="20223">
            <text:p>2022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.5742776631">
            <text:p>48.5742776631</text:p>
          </table:table-cell>
          <table:table-cell office:value-type="float" office:value="0.0002954564">
            <text:p>2.95E-004</text:p>
          </table:table-cell>
          <table:table-cell office:value-type="float" office:value="2805">
            <text:p>2805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8.5742776631">
            <text:p>48.5742776631</text:p>
          </table:table-cell>
          <table:table-cell table:style-name="ce7" table:formula="of:=MIN([.C2:.C11])" office:value-type="float" office:value="0.0002901113">
            <text:p>2.90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5.0874568294">
            <text:p>55.0874568294</text:p>
          </table:table-cell>
          <table:table-cell table:style-name="ce7" table:formula="of:=MAX([.C2:.C11])" office:value-type="float" office:value="0.0005729198">
            <text:p>5.73E-004</text:p>
          </table:table-cell>
          <table:table-cell table:number-columns-repeated="4"/>
        </table:table-row>
      </table:table>
      <table:table table:name="angle-4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.5364775618">
            <text:p>53.5364775618</text:p>
          </table:table-cell>
          <table:table-cell office:value-type="float" office:value="0.000291893">
            <text:p>2.92E-004</text:p>
          </table:table-cell>
          <table:table-cell office:value-type="float" office:value="24233">
            <text:p>24233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.2462330752">
            <text:p>53.2462330752</text:p>
          </table:table-cell>
          <table:table-cell office:value-type="float" office:value="0.0002777643">
            <text:p>2.78E-004</text:p>
          </table:table-cell>
          <table:table-cell office:value-type="float" office:value="30027">
            <text:p>30027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8983615776">
            <text:p>53.8983615776</text:p>
          </table:table-cell>
          <table:table-cell office:value-type="float" office:value="0.0003155111">
            <text:p>3.16E-004</text:p>
          </table:table-cell>
          <table:table-cell office:value-type="float" office:value="6381">
            <text:p>6381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.3788983876">
            <text:p>53.3788983876</text:p>
          </table:table-cell>
          <table:table-cell office:value-type="float" office:value="0.0002851891">
            <text:p>2.85E-004</text:p>
          </table:table-cell>
          <table:table-cell office:value-type="float" office:value="25358">
            <text:p>25358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6352395118">
            <text:p>53.6352395118</text:p>
          </table:table-cell>
          <table:table-cell office:value-type="float" office:value="0.0002981725">
            <text:p>2.98E-004</text:p>
          </table:table-cell>
          <table:table-cell office:value-type="float" office:value="2346">
            <text:p>2346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53.212997181">
            <text:p>53.212997181</text:p>
          </table:table-cell>
          <table:table-cell table:style-name="ce6" office:value-type="float" office:value="0.0002657065">
            <text:p>2.66E-004</text:p>
          </table:table-cell>
          <table:table-cell office:value-type="float" office:value="7415">
            <text:p>7415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5.7869576646">
            <text:p>55.7869576646</text:p>
          </table:table-cell>
          <table:table-cell office:value-type="float" office:value="0.0003967898">
            <text:p>3.97E-004</text:p>
          </table:table-cell>
          <table:table-cell office:value-type="float" office:value="9924">
            <text:p>9924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.3306114854">
            <text:p>53.3306114854</text:p>
          </table:table-cell>
          <table:table-cell office:value-type="float" office:value="0.0002796189">
            <text:p>2.80E-004</text:p>
          </table:table-cell>
          <table:table-cell office:value-type="float" office:value="25931">
            <text:p>25931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.4020118126">
            <text:p>53.4020118126</text:p>
          </table:table-cell>
          <table:table-cell office:value-type="float" office:value="0.0002780596">
            <text:p>2.78E-004</text:p>
          </table:table-cell>
          <table:table-cell office:value-type="float" office:value="20441">
            <text:p>20441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56.239958097">
            <text:p>56.239958097</text:p>
          </table:table-cell>
          <table:table-cell table:style-name="ce5" office:value-type="float" office:value="0.0004178931">
            <text:p>4.18E-004</text:p>
          </table:table-cell>
          <table:table-cell office:value-type="float" office:value="18248">
            <text:p>18248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53.212997181">
            <text:p>53.212997181</text:p>
          </table:table-cell>
          <table:table-cell table:style-name="ce7" table:formula="of:=MIN([.C2:.C11])" office:value-type="float" office:value="0.0002657065">
            <text:p>2.6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6.239958097">
            <text:p>56.239958097</text:p>
          </table:table-cell>
          <table:table-cell table:style-name="ce7" table:formula="of:=MAX([.C2:.C11])" office:value-type="float" office:value="0.0004178931">
            <text:p>4.18E-004</text:p>
          </table:table-cell>
          <table:table-cell table:number-columns-repeated="4"/>
        </table:table-row>
      </table:table>
      <table:table table:name="angle-5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.885157053">
            <text:p>47.885157053</text:p>
          </table:table-cell>
          <table:table-cell office:value-type="float" office:value="0.0002913634">
            <text:p>2.91E-004</text:p>
          </table:table-cell>
          <table:table-cell office:value-type="float" office:value="24293">
            <text:p>2429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5860370602">
            <text:p>47.5860370602</text:p>
          </table:table-cell>
          <table:table-cell office:value-type="float" office:value="0.0002665122">
            <text:p>2.67E-004</text:p>
          </table:table-cell>
          <table:table-cell office:value-type="float" office:value="7222">
            <text:p>7222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.6536872494">
            <text:p>47.6536872494</text:p>
          </table:table-cell>
          <table:table-cell office:value-type="float" office:value="0.0002813431">
            <text:p>2.81E-004</text:p>
          </table:table-cell>
          <table:table-cell office:value-type="float" office:value="24947">
            <text:p>24947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4380314769">
            <text:p>47.4380314769</text:p>
          </table:table-cell>
          <table:table-cell office:value-type="float" office:value="0.0002694902">
            <text:p>2.69E-004</text:p>
          </table:table-cell>
          <table:table-cell office:value-type="float" office:value="31656">
            <text:p>31656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5290597903">
            <text:p>47.5290597903</text:p>
          </table:table-cell>
          <table:table-cell office:value-type="float" office:value="0.0002781118">
            <text:p>2.78E-004</text:p>
          </table:table-cell>
          <table:table-cell office:value-type="float" office:value="17428">
            <text:p>17428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9.4725548729">
            <text:p>49.4725548729</text:p>
          </table:table-cell>
          <table:table-cell office:value-type="float" office:value="0.0003600247">
            <text:p>3.60E-004</text:p>
          </table:table-cell>
          <table:table-cell office:value-type="float" office:value="2329">
            <text:p>232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47.371485146">
            <text:p>47.371485146</text:p>
          </table:table-cell>
          <table:table-cell table:style-name="ce6" office:value-type="float" office:value="0.0002455839">
            <text:p>2.46E-004</text:p>
          </table:table-cell>
          <table:table-cell office:value-type="float" office:value="7117">
            <text:p>7117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4897975406">
            <text:p>47.4897975406</text:p>
          </table:table-cell>
          <table:table-cell office:value-type="float" office:value="0.0002690141">
            <text:p>2.69E-004</text:p>
          </table:table-cell>
          <table:table-cell office:value-type="float" office:value="28020">
            <text:p>28020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49.7952642274">
            <text:p>49.7952642274</text:p>
          </table:table-cell>
          <table:table-cell table:style-name="ce5" office:value-type="float" office:value="0.0003882835">
            <text:p>3.88E-004</text:p>
          </table:table-cell>
          <table:table-cell office:value-type="float" office:value="10630">
            <text:p>10630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4370833389">
            <text:p>47.4370833389</text:p>
          </table:table-cell>
          <table:table-cell office:value-type="float" office:value="0.0002579734">
            <text:p>2.58E-004</text:p>
          </table:table-cell>
          <table:table-cell office:value-type="float" office:value="29616">
            <text:p>29616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7.371485146">
            <text:p>47.371485146</text:p>
          </table:table-cell>
          <table:table-cell table:style-name="ce7" table:formula="of:=MIN([.C2:.C11])" office:value-type="float" office:value="0.0002455839">
            <text:p>2.4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7952642274">
            <text:p>49.7952642274</text:p>
          </table:table-cell>
          <table:table-cell table:style-name="ce7" table:formula="of:=MAX([.C2:.C11])" office:value-type="float" office:value="0.0003882835">
            <text:p>3.88E-004</text:p>
          </table:table-cell>
          <table:table-cell table:number-columns-repeated="4"/>
        </table:table-row>
      </table:table>
      <table:table table:name="angle-5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4.9629360287">
            <text:p>44.9629360287</text:p>
          </table:table-cell>
          <table:table-cell table:style-name="ce6" office:value-type="float" office:value="0.0002315906">
            <text:p>2.32E-004</text:p>
          </table:table-cell>
          <table:table-cell office:value-type="float" office:value="22859">
            <text:p>22859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.1679202386">
            <text:p>45.1679202386</text:p>
          </table:table-cell>
          <table:table-cell office:value-type="float" office:value="0.0002619419">
            <text:p>2.62E-004</text:p>
          </table:table-cell>
          <table:table-cell office:value-type="float" office:value="10641">
            <text:p>10641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1441366528">
            <text:p>45.1441366528</text:p>
          </table:table-cell>
          <table:table-cell office:value-type="float" office:value="0.0002438491">
            <text:p>2.44E-004</text:p>
          </table:table-cell>
          <table:table-cell office:value-type="float" office:value="27141">
            <text:p>27141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2414760523">
            <text:p>45.2414760523</text:p>
          </table:table-cell>
          <table:table-cell office:value-type="float" office:value="0.0002587207">
            <text:p>2.59E-004</text:p>
          </table:table-cell>
          <table:table-cell office:value-type="float" office:value="20132">
            <text:p>20132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office:value-type="float" office:value="45.8606457804">
            <text:p>45.8606457804</text:p>
          </table:table-cell>
          <table:table-cell table:style-name="ce5" office:value-type="float" office:value="0.0002960202">
            <text:p>2.96E-004</text:p>
          </table:table-cell>
          <table:table-cell office:value-type="float" office:value="21593">
            <text:p>21593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.2414018143">
            <text:p>45.2414018143</text:p>
          </table:table-cell>
          <table:table-cell office:value-type="float" office:value="0.0002692335">
            <text:p>2.69E-004</text:p>
          </table:table-cell>
          <table:table-cell office:value-type="float" office:value="1162">
            <text:p>1162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5512726178">
            <text:p>45.5512726178</text:p>
          </table:table-cell>
          <table:table-cell office:value-type="float" office:value="0.0002599136">
            <text:p>2.60E-004</text:p>
          </table:table-cell>
          <table:table-cell office:value-type="float" office:value="8513">
            <text:p>8513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2037528522">
            <text:p>45.2037528522</text:p>
          </table:table-cell>
          <table:table-cell office:value-type="float" office:value="0.0002653012">
            <text:p>2.65E-004</text:p>
          </table:table-cell>
          <table:table-cell office:value-type="float" office:value="25821">
            <text:p>25821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266360941">
            <text:p>45.266360941</text:p>
          </table:table-cell>
          <table:table-cell office:value-type="float" office:value="0.0002639354">
            <text:p>2.64E-004</text:p>
          </table:table-cell>
          <table:table-cell office:value-type="float" office:value="22649">
            <text:p>22649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1626875146">
            <text:p>45.1626875146</text:p>
          </table:table-cell>
          <table:table-cell office:value-type="float" office:value="0.0002588255">
            <text:p>2.59E-004</text:p>
          </table:table-cell>
          <table:table-cell office:value-type="float" office:value="28420">
            <text:p>28420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</table:table-row>
        <table:table-row table:style-name="ro1">
          <table:table-cell/>
          <table:table-cell table:style-name="ce3" table:formula="of:=MIN([.B2:.B11])" office:value-type="float" office:value="44.9629360287">
            <text:p>44.9629360287</text:p>
          </table:table-cell>
          <table:table-cell table:style-name="ce7" table:formula="of:=MIN([.C2:.C11])" office:value-type="float" office:value="0.0002315906">
            <text:p>2.32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5.8606457804">
            <text:p>45.8606457804</text:p>
          </table:table-cell>
          <table:table-cell table:style-name="ce7" table:formula="of:=MAX([.C2:.C11])" office:value-type="float" office:value="0.0002960202">
            <text:p>2.96E-004</text:p>
          </table:table-cell>
          <table:table-cell table:number-columns-repeated="3"/>
        </table:table-row>
      </table:table>
      <table:table table:name="angle-6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.6823139685">
            <text:p>45.6823139685</text:p>
          </table:table-cell>
          <table:table-cell office:value-type="float" office:value="0.0002210707">
            <text:p>2.21E-004</text:p>
          </table:table-cell>
          <table:table-cell office:value-type="float" office:value="17029">
            <text:p>17029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.5290188223">
            <text:p>45.5290188223</text:p>
          </table:table-cell>
          <table:table-cell office:value-type="float" office:value="0.0002436479">
            <text:p>2.44E-004</text:p>
          </table:table-cell>
          <table:table-cell office:value-type="float" office:value="815">
            <text:p>815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3391306681">
            <text:p>45.3391306681</text:p>
          </table:table-cell>
          <table:table-cell table:style-name="ce6" office:value-type="float" office:value="0.0002079104">
            <text:p>2.08E-004</text:p>
          </table:table-cell>
          <table:table-cell office:value-type="float" office:value="24742">
            <text:p>24742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3442816787">
            <text:p>45.3442816787</text:p>
          </table:table-cell>
          <table:table-cell office:value-type="float" office:value="0.0002278512">
            <text:p>2.28E-004</text:p>
          </table:table-cell>
          <table:table-cell office:value-type="float" office:value="11136">
            <text:p>11136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6985886086">
            <text:p>45.6985886086</text:p>
          </table:table-cell>
          <table:table-cell office:value-type="float" office:value="0.0002611154">
            <text:p>2.61E-004</text:p>
          </table:table-cell>
          <table:table-cell office:value-type="float" office:value="25224">
            <text:p>25224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48.7214423623">
            <text:p>48.7214423623</text:p>
          </table:table-cell>
          <table:table-cell table:style-name="ce5" office:value-type="float" office:value="0.0004005275">
            <text:p>4.01E-004</text:p>
          </table:table-cell>
          <table:table-cell office:value-type="float" office:value="19428">
            <text:p>19428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1 disclian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45.28263084">
            <text:p>45.28263084</text:p>
          </table:table-cell>
          <table:table-cell office:value-type="float" office:value="0.000212377">
            <text:p>2.12E-004</text:p>
          </table:table-cell>
          <table:table-cell office:value-type="float" office:value="7591">
            <text:p>7591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6417318637">
            <text:p>45.6417318637</text:p>
          </table:table-cell>
          <table:table-cell office:value-type="float" office:value="0.0002575242">
            <text:p>2.58E-004</text:p>
          </table:table-cell>
          <table:table-cell office:value-type="float" office:value="24280">
            <text:p>24280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5635488779">
            <text:p>45.5635488779</text:p>
          </table:table-cell>
          <table:table-cell office:value-type="float" office:value="0.0002423714">
            <text:p>2.42E-004</text:p>
          </table:table-cell>
          <table:table-cell office:value-type="float" office:value="24039">
            <text:p>24039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5021861484">
            <text:p>45.5021861484</text:p>
          </table:table-cell>
          <table:table-cell office:value-type="float" office:value="0.0002319169">
            <text:p>2.32E-004</text:p>
          </table:table-cell>
          <table:table-cell office:value-type="float" office:value="29977">
            <text:p>29977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5.28263084">
            <text:p>45.28263084</text:p>
          </table:table-cell>
          <table:table-cell table:style-name="ce7" table:formula="of:=MIN([.C2:.C11])" office:value-type="float" office:value="0.0002079104">
            <text:p>2.08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8.7214423623">
            <text:p>48.7214423623</text:p>
          </table:table-cell>
          <table:table-cell table:style-name="ce7" table:formula="of:=MAX([.C2:.C11])" office:value-type="float" office:value="0.0004005275">
            <text:p>4.01E-004</text:p>
          </table:table-cell>
          <table:table-cell table:number-columns-repeated="4"/>
        </table:table-row>
      </table:table>
      <table:table table:name="angle-6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.3312072089">
            <text:p>44.3312072089</text:p>
          </table:table-cell>
          <table:table-cell office:value-type="float" office:value="0.0002162673">
            <text:p>2.16E-004</text:p>
          </table:table-cell>
          <table:table-cell office:value-type="float" office:value="5662">
            <text:p>5662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4.5437107752">
            <text:p>44.5437107752</text:p>
          </table:table-cell>
          <table:table-cell office:value-type="float" office:value="0.0002482652">
            <text:p>2.48E-004</text:p>
          </table:table-cell>
          <table:table-cell office:value-type="float" office:value="7236">
            <text:p>723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4.3879980789">
            <text:p>44.3879980789</text:p>
          </table:table-cell>
          <table:table-cell office:value-type="float" office:value="0.000223873">
            <text:p>2.24E-004</text:p>
          </table:table-cell>
          <table:table-cell office:value-type="float" office:value="10601">
            <text:p>10601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4218809633">
            <text:p>44.4218809633</text:p>
          </table:table-cell>
          <table:table-cell office:value-type="float" office:value="0.0002390254">
            <text:p>2.39E-004</text:p>
          </table:table-cell>
          <table:table-cell office:value-type="float" office:value="8537">
            <text:p>8537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.6045507856">
            <text:p>44.6045507856</text:p>
          </table:table-cell>
          <table:table-cell table:style-name="ce5" office:value-type="float" office:value="0.0002540785">
            <text:p>2.54E-004</text:p>
          </table:table-cell>
          <table:table-cell office:value-type="float" office:value="16921">
            <text:p>16921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float" office:value="44.6309392024">
            <text:p>44.6309392024</text:p>
          </table:table-cell>
          <table:table-cell office:value-type="float" office:value="0.0002539369">
            <text:p>2.54E-004</text:p>
          </table:table-cell>
          <table:table-cell office:value-type="float" office:value="23665">
            <text:p>23665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.556335292">
            <text:p>44.556335292</text:p>
          </table:table-cell>
          <table:table-cell office:value-type="float" office:value="0.0002270225">
            <text:p>2.27E-004</text:p>
          </table:table-cell>
          <table:table-cell office:value-type="float" office:value="28841">
            <text:p>28841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4.373055755">
            <text:p>44.373055755</text:p>
          </table:table-cell>
          <table:table-cell table:style-name="ce6" office:value-type="float" office:value="0.0002010614">
            <text:p>2.01E-004</text:p>
          </table:table-cell>
          <table:table-cell office:value-type="float" office:value="28937">
            <text:p>28937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44.2611901746">
            <text:p>44.2611901746</text:p>
          </table:table-cell>
          <table:table-cell office:value-type="float" office:value="0.0002048328">
            <text:p>2.05E-004</text:p>
          </table:table-cell>
          <table:table-cell office:value-type="float" office:value="11077">
            <text:p>1107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4499868504">
            <text:p>44.4499868504</text:p>
          </table:table-cell>
          <table:table-cell office:value-type="float" office:value="0.000227905">
            <text:p>2.28E-004</text:p>
          </table:table-cell>
          <table:table-cell office:value-type="float" office:value="11629">
            <text:p>11629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/>
          <table:table-cell table:style-name="ce3" table:formula="of:=MIN([.B2:.B11])" office:value-type="float" office:value="44.2611901746">
            <text:p>44.2611901746</text:p>
          </table:table-cell>
          <table:table-cell table:style-name="ce7" table:formula="of:=MIN([.C2:.C11])" office:value-type="float" office:value="0.0002010614">
            <text:p>2.01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4.6309392024">
            <text:p>44.6309392024</text:p>
          </table:table-cell>
          <table:table-cell table:style-name="ce7" table:formula="of:=MAX([.C2:.C11])" office:value-type="float" office:value="0.0002540785">
            <text:p>2.54E-004</text:p>
          </table:table-cell>
          <table:table-cell table:number-columns-repeated="3"/>
        </table:table-row>
      </table:table>
      <table:table table:name="angle-7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.8838310555">
            <text:p>42.8838310555</text:p>
          </table:table-cell>
          <table:table-cell office:value-type="float" office:value="0.0002067585">
            <text:p>2.07E-004</text:p>
          </table:table-cell>
          <table:table-cell office:value-type="float" office:value="11277">
            <text:p>11277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.054719896">
            <text:p>43.054719896</text:p>
          </table:table-cell>
          <table:table-cell office:value-type="float" office:value="0.0002337845">
            <text:p>2.34E-004</text:p>
          </table:table-cell>
          <table:table-cell office:value-type="float" office:value="7423">
            <text:p>7423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2047415463">
            <text:p>43.2047415463</text:p>
          </table:table-cell>
          <table:table-cell office:value-type="float" office:value="0.000233113">
            <text:p>2.33E-004</text:p>
          </table:table-cell>
          <table:table-cell office:value-type="float" office:value="2853">
            <text:p>2853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2265642383">
            <text:p>43.2265642383</text:p>
          </table:table-cell>
          <table:table-cell office:value-type="float" office:value="0.0002459211">
            <text:p>2.46E-004</text:p>
          </table:table-cell>
          <table:table-cell office:value-type="float" office:value="19128">
            <text:p>19128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42.8561201245">
            <text:p>42.8561201245</text:p>
          </table:table-cell>
          <table:table-cell table:style-name="ce6" office:value-type="float" office:value="0.0002045848">
            <text:p>2.05E-004</text:p>
          </table:table-cell>
          <table:table-cell office:value-type="float" office:value="12805">
            <text:p>12805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.9332930554">
            <text:p>42.9332930554</text:p>
          </table:table-cell>
          <table:table-cell office:value-type="float" office:value="0.0002283357">
            <text:p>2.28E-004</text:p>
          </table:table-cell>
          <table:table-cell office:value-type="float" office:value="4349">
            <text:p>4349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.9142040117">
            <text:p>42.9142040117</text:p>
          </table:table-cell>
          <table:table-cell office:value-type="float" office:value="0.0002112003">
            <text:p>2.11E-004</text:p>
          </table:table-cell>
          <table:table-cell office:value-type="float" office:value="15804">
            <text:p>15804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1224369875">
            <text:p>43.1224369875</text:p>
          </table:table-cell>
          <table:table-cell office:value-type="float" office:value="0.0002293738">
            <text:p>2.29E-004</text:p>
          </table:table-cell>
          <table:table-cell office:value-type="float" office:value="19350">
            <text:p>1935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.8873526031">
            <text:p>42.8873526031</text:p>
          </table:table-cell>
          <table:table-cell office:value-type="float" office:value="0.0002280539">
            <text:p>2.28E-004</text:p>
          </table:table-cell>
          <table:table-cell office:value-type="float" office:value="14358">
            <text:p>14358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45.067040787">
            <text:p>45.067040787</text:p>
          </table:table-cell>
          <table:table-cell table:style-name="ce5" office:value-type="float" office:value="0.0003349452">
            <text:p>3.35E-004</text:p>
          </table:table-cell>
          <table:table-cell office:value-type="float" office:value="5534">
            <text:p>5534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boundary</text:p>
          </table:table-cell>
        </table:table-row>
        <table:table-row table:style-name="ro1">
          <table:table-cell/>
          <table:table-cell table:style-name="ce3" table:formula="of:=MIN([.B2:.B11])" office:value-type="float" office:value="42.8561201245">
            <text:p>42.8561201245</text:p>
          </table:table-cell>
          <table:table-cell table:style-name="ce7" table:formula="of:=MIN([.C2:.C11])" office:value-type="float" office:value="0.0002045848">
            <text:p>2.0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5.067040787">
            <text:p>45.067040787</text:p>
          </table:table-cell>
          <table:table-cell table:style-name="ce7" table:formula="of:=MAX([.C2:.C11])" office:value-type="float" office:value="0.0003349452">
            <text:p>3.35E-004</text:p>
          </table:table-cell>
          <table:table-cell table:number-columns-repeated="4"/>
        </table:table-row>
      </table:table>
      <table:table table:name="angle-7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.0585961337">
            <text:p>41.0585961337</text:p>
          </table:table-cell>
          <table:table-cell office:value-type="float" office:value="0.0002294954">
            <text:p>2.29E-004</text:p>
          </table:table-cell>
          <table:table-cell office:value-type="float" office:value="3493">
            <text:p>349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.1407596627">
            <text:p>41.1407596627</text:p>
          </table:table-cell>
          <table:table-cell office:value-type="float" office:value="0.0002107899">
            <text:p>2.11E-004</text:p>
          </table:table-cell>
          <table:table-cell office:value-type="float" office:value="11908">
            <text:p>11908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9738073799">
            <text:p>40.9738073799</text:p>
          </table:table-cell>
          <table:table-cell office:value-type="float" office:value="0.0002119266">
            <text:p>2.12E-004</text:p>
          </table:table-cell>
          <table:table-cell office:value-type="float" office:value="23693">
            <text:p>23693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1.2041145988">
            <text:p>41.2041145988</text:p>
          </table:table-cell>
          <table:table-cell office:value-type="float" office:value="0.0002316098">
            <text:p>2.32E-004</text:p>
          </table:table-cell>
          <table:table-cell office:value-type="float" office:value="15938">
            <text:p>15938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.0545406516">
            <text:p>41.0545406516</text:p>
          </table:table-cell>
          <table:table-cell office:value-type="float" office:value="0.0002267584">
            <text:p>2.27E-004</text:p>
          </table:table-cell>
          <table:table-cell office:value-type="float" office:value="22697">
            <text:p>22697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0.9652625759">
            <text:p>40.9652625759</text:p>
          </table:table-cell>
          <table:table-cell office:value-type="float" office:value="0.0002133062">
            <text:p>2.13E-004</text:p>
          </table:table-cell>
          <table:table-cell office:value-type="float" office:value="30169">
            <text:p>3016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.1523178287">
            <text:p>41.1523178287</text:p>
          </table:table-cell>
          <table:table-cell office:value-type="float" office:value="0.0002316264">
            <text:p>2.32E-004</text:p>
          </table:table-cell>
          <table:table-cell office:value-type="float" office:value="20840">
            <text:p>20840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44.3631664113">
            <text:p>44.3631664113</text:p>
          </table:table-cell>
          <table:table-cell table:style-name="ce5" office:value-type="float" office:value="0.0003762515">
            <text:p>3.76E-004</text:p>
          </table:table-cell>
          <table:table-cell office:value-type="float" office:value="20148">
            <text:p>20148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pb 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.0179810865">
            <text:p>41.0179810865</text:p>
          </table:table-cell>
          <table:table-cell office:value-type="float" office:value="0.0002103777">
            <text:p>2.10E-004</text:p>
          </table:table-cell>
          <table:table-cell office:value-type="float" office:value="11469">
            <text:p>11469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.067294082">
            <text:p>41.067294082</text:p>
          </table:table-cell>
          <table:table-cell table:style-name="ce6" office:value-type="float" office:value="0.0002081037">
            <text:p>2.08E-004</text:p>
          </table:table-cell>
          <table:table-cell office:value-type="float" office:value="17254">
            <text:p>17254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0.9652625759">
            <text:p>40.9652625759</text:p>
          </table:table-cell>
          <table:table-cell table:style-name="ce7" table:formula="of:=MIN([.C2:.C11])" office:value-type="float" office:value="0.0002081037">
            <text:p>2.08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4.3631664113">
            <text:p>44.3631664113</text:p>
          </table:table-cell>
          <table:table-cell table:style-name="ce7" table:formula="of:=MAX([.C2:.C11])" office:value-type="float" office:value="0.0003762515">
            <text:p>3.76E-004</text:p>
          </table:table-cell>
          <table:table-cell table:number-columns-repeated="4"/>
        </table:table-row>
      </table:table>
      <table:table table:name="angle-8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0709414674">
            <text:p>40.0709414674</text:p>
          </table:table-cell>
          <table:table-cell office:value-type="float" office:value="0.0002153924">
            <text:p>2.15E-004</text:p>
          </table:table-cell>
          <table:table-cell office:value-type="float" office:value="30445">
            <text:p>30445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40.3418970999">
            <text:p>40.3418970999</text:p>
          </table:table-cell>
          <table:table-cell office:value-type="float" office:value="0.0002353629">
            <text:p>2.35E-004</text:p>
          </table:table-cell>
          <table:table-cell office:value-type="float" office:value="7075">
            <text:p>7075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1253362913">
            <text:p>40.1253362913</text:p>
          </table:table-cell>
          <table:table-cell office:value-type="float" office:value="0.0002168706">
            <text:p>2.17E-004</text:p>
          </table:table-cell>
          <table:table-cell office:value-type="float" office:value="17684">
            <text:p>17684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.1642553426">
            <text:p>40.1642553426</text:p>
          </table:table-cell>
          <table:table-cell office:value-type="float" office:value="0.0002169357">
            <text:p>2.17E-004</text:p>
          </table:table-cell>
          <table:table-cell office:value-type="float" office:value="10447">
            <text:p>10447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.2404332217">
            <text:p>40.2404332217</text:p>
          </table:table-cell>
          <table:table-cell office:value-type="float" office:value="0.0002006182">
            <text:p>2.01E-004</text:p>
          </table:table-cell>
          <table:table-cell office:value-type="float" office:value="686">
            <text:p>686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.1120929868">
            <text:p>40.1120929868</text:p>
          </table:table-cell>
          <table:table-cell office:value-type="float" office:value="0.0002243564">
            <text:p>2.24E-004</text:p>
          </table:table-cell>
          <table:table-cell office:value-type="float" office:value="13475">
            <text:p>13475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.0974640062">
            <text:p>40.0974640062</text:p>
          </table:table-cell>
          <table:table-cell office:value-type="float" office:value="0.0002192086">
            <text:p>2.19E-004</text:p>
          </table:table-cell>
          <table:table-cell office:value-type="float" office:value="7371">
            <text:p>7371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39.9583324075">
            <text:p>39.9583324075</text:p>
          </table:table-cell>
          <table:table-cell office:value-type="float" office:value="0.0002130969">
            <text:p>2.13E-004</text:p>
          </table:table-cell>
          <table:table-cell office:value-type="float" office:value="17963">
            <text:p>17963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.275843576">
            <text:p>40.275843576</text:p>
          </table:table-cell>
          <table:table-cell table:style-name="ce5" office:value-type="float" office:value="0.000236133">
            <text:p>2.36E-004</text:p>
          </table:table-cell>
          <table:table-cell office:value-type="float" office:value="5339">
            <text:p>5339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.0743508702">
            <text:p>40.0743508702</text:p>
          </table:table-cell>
          <table:table-cell table:style-name="ce6" office:value-type="float" office:value="0.00019853">
            <text:p>1.99E-004</text:p>
          </table:table-cell>
          <table:table-cell office:value-type="float" office:value="464">
            <text:p>464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/>
          <table:table-cell table:style-name="ce3" table:formula="of:=MIN([.B2:.B11])" office:value-type="float" office:value="39.9583324075">
            <text:p>39.9583324075</text:p>
          </table:table-cell>
          <table:table-cell table:style-name="ce7" table:formula="of:=MIN([.C2:.C11])" office:value-type="float" office:value="0.00019853">
            <text:p>1.99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0.3418970999">
            <text:p>40.3418970999</text:p>
          </table:table-cell>
          <table:table-cell table:style-name="ce7" table:formula="of:=MAX([.C2:.C11])" office:value-type="float" office:value="0.000236133">
            <text:p>2.36E-004</text:p>
          </table:table-cell>
          <table:table-cell table:number-columns-repeated="3"/>
        </table:table-row>
      </table:table>
      <table:table table:name="angle-8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.7540694198">
            <text:p>42.7540694198</text:p>
          </table:table-cell>
          <table:table-cell office:value-type="float" office:value="0.0002184181">
            <text:p>2.18E-004</text:p>
          </table:table-cell>
          <table:table-cell office:value-type="float" office:value="30098">
            <text:p>30098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43.2274064034">
            <text:p>43.2274064034</text:p>
          </table:table-cell>
          <table:table-cell office:value-type="float" office:value="0.0002394353">
            <text:p>2.39E-004</text:p>
          </table:table-cell>
          <table:table-cell office:value-type="float" office:value="31321">
            <text:p>31321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shift in disclinatio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9098710793">
            <text:p>42.9098710793</text:p>
          </table:table-cell>
          <table:table-cell office:value-type="float" office:value="0.0002298579">
            <text:p>2.30E-004</text:p>
          </table:table-cell>
          <table:table-cell office:value-type="float" office:value="3325">
            <text:p>3325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0825205883">
            <text:p>43.0825205883</text:p>
          </table:table-cell>
          <table:table-cell office:value-type="float" office:value="0.0002375849">
            <text:p>2.38E-004</text:p>
          </table:table-cell>
          <table:table-cell office:value-type="float" office:value="22007">
            <text:p>22007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42.7428206656">
            <text:p>42.7428206656</text:p>
          </table:table-cell>
          <table:table-cell table:style-name="ce6" office:value-type="float" office:value="0.0002048905">
            <text:p>2.05E-004</text:p>
          </table:table-cell>
          <table:table-cell office:value-type="float" office:value="10277">
            <text:p>10277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2.7859962677">
            <text:p>42.7859962677</text:p>
          </table:table-cell>
          <table:table-cell office:value-type="float" office:value="0.000216918">
            <text:p>2.17E-004</text:p>
          </table:table-cell>
          <table:table-cell office:value-type="float" office:value="12432">
            <text:p>12432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2.7636709113">
            <text:p>42.7636709113</text:p>
          </table:table-cell>
          <table:table-cell office:value-type="float" office:value="0.000221596">
            <text:p>2.22E-004</text:p>
          </table:table-cell>
          <table:table-cell office:value-type="float" office:value="26722">
            <text:p>26722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.7484337336">
            <text:p>42.7484337336</text:p>
          </table:table-cell>
          <table:table-cell office:value-type="float" office:value="0.000217084">
            <text:p>2.17E-004</text:p>
          </table:table-cell>
          <table:table-cell office:value-type="float" office:value="26350">
            <text:p>26350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.2151239861">
            <text:p>43.2151239861</text:p>
          </table:table-cell>
          <table:table-cell table:style-name="ce5" office:value-type="float" office:value="0.0002444911">
            <text:p>2.44E-004</text:p>
          </table:table-cell>
          <table:table-cell office:value-type="float" office:value="4575">
            <text:p>4575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shift in disclination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.8271210272">
            <text:p>42.8271210272</text:p>
          </table:table-cell>
          <table:table-cell office:value-type="float" office:value="0.00022053">
            <text:p>2.21E-004</text:p>
          </table:table-cell>
          <table:table-cell office:value-type="float" office:value="18020">
            <text:p>18020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2.7428206656">
            <text:p>42.7428206656</text:p>
          </table:table-cell>
          <table:table-cell table:style-name="ce7" table:formula="of:=MIN([.C2:.C11])" office:value-type="float" office:value="0.0002048905">
            <text:p>2.0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3.2274064034">
            <text:p>43.2274064034</text:p>
          </table:table-cell>
          <table:table-cell table:style-name="ce7" table:formula="of:=MAX([.C2:.C11])" office:value-type="float" office:value="0.0002444911">
            <text:p>2.44E-004</text:p>
          </table:table-cell>
          <table:table-cell table:number-columns-repeated="4"/>
        </table:table-row>
      </table:table>
      <table:table table:name="angle-9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8224875911">
            <text:p>48.8224875911</text:p>
          </table:table-cell>
          <table:table-cell office:value-type="float" office:value="0.0002000739">
            <text:p>2.00E-004</text:p>
          </table:table-cell>
          <table:table-cell office:value-type="float" office:value="20535">
            <text:p>20535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0034111383">
            <text:p>49.0034111383</text:p>
          </table:table-cell>
          <table:table-cell office:value-type="float" office:value="0.0002305085">
            <text:p>2.31E-004</text:p>
          </table:table-cell>
          <table:table-cell office:value-type="float" office:value="24527">
            <text:p>24527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8.7985684631">
            <text:p>48.7985684631</text:p>
          </table:table-cell>
          <table:table-cell office:value-type="float" office:value="0.0002162082">
            <text:p>2.16E-004</text:p>
          </table:table-cell>
          <table:table-cell office:value-type="float" office:value="3809">
            <text:p>3809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48.7699030051">
            <text:p>48.7699030051</text:p>
          </table:table-cell>
          <table:table-cell office:value-type="float" office:value="0.0002194041">
            <text:p>2.19E-004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8363639254">
            <text:p>48.8363639254</text:p>
          </table:table-cell>
          <table:table-cell office:value-type="float" office:value="0.0002085578">
            <text:p>2.09E-004</text:p>
          </table:table-cell>
          <table:table-cell office:value-type="float" office:value="29003">
            <text:p>29003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.930970874">
            <text:p>48.930970874</text:p>
          </table:table-cell>
          <table:table-cell table:style-name="ce6" office:value-type="float" office:value="0.0001852436">
            <text:p>1.85E-004</text:p>
          </table:table-cell>
          <table:table-cell office:value-type="float" office:value="28581">
            <text:p>28581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9.1570052797">
            <text:p>49.1570052797</text:p>
          </table:table-cell>
          <table:table-cell office:value-type="float" office:value="0.0002132404">
            <text:p>2.13E-004</text:p>
          </table:table-cell>
          <table:table-cell office:value-type="float" office:value="2443">
            <text:p>2443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.0030121931">
            <text:p>49.0030121931</text:p>
          </table:table-cell>
          <table:table-cell office:value-type="float" office:value="0.0002320246">
            <text:p>2.32E-004</text:p>
          </table:table-cell>
          <table:table-cell office:value-type="float" office:value="30880">
            <text:p>30880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9.1122887723">
            <text:p>49.1122887723</text:p>
          </table:table-cell>
          <table:table-cell office:value-type="float" office:value="0.0002204689">
            <text:p>2.20E-004</text:p>
          </table:table-cell>
          <table:table-cell office:value-type="float" office:value="8657">
            <text:p>8657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50.2376439229">
            <text:p>50.2376439229</text:p>
          </table:table-cell>
          <table:table-cell table:style-name="ce5" office:value-type="float" office:value="0.0002901666">
            <text:p>2.90E-004</text:p>
          </table:table-cell>
          <table:table-cell office:value-type="float" office:value="24894">
            <text:p>24894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/>
          <table:table-cell table:style-name="ce3" table:formula="of:=MIN([.B2:.B11])" office:value-type="float" office:value="48.7699030051">
            <text:p>48.7699030051</text:p>
          </table:table-cell>
          <table:table-cell table:style-name="ce7" table:formula="of:=MIN([.C2:.C11])" office:value-type="float" office:value="0.0001852436">
            <text:p>1.85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0.2376439229">
            <text:p>50.2376439229</text:p>
          </table:table-cell>
          <table:table-cell table:style-name="ce7" table:formula="of:=MAX([.C2:.C11])" office:value-type="float" office:value="0.0002901666">
            <text:p>2.90E-004</text:p>
          </table:table-cell>
          <table:table-cell table:number-columns-repeated="4"/>
        </table:table-row>
      </table:table>
      <table:table table:name="angle-9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.7331417471">
            <text:p>43.7331417471</text:p>
          </table:table-cell>
          <table:table-cell office:value-type="float" office:value="0.0002244015">
            <text:p>2.24E-004</text:p>
          </table:table-cell>
          <table:table-cell office:value-type="float" office:value="7201">
            <text:p>7201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.6322746755">
            <text:p>43.6322746755</text:p>
          </table:table-cell>
          <table:table-cell office:value-type="float" office:value="0.0002182076">
            <text:p>2.18E-004</text:p>
          </table:table-cell>
          <table:table-cell office:value-type="float" office:value="18553">
            <text:p>18553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65882461">
            <text:p>43.565882461</text:p>
          </table:table-cell>
          <table:table-cell table:style-name="ce6" office:value-type="float" office:value="0.0002037319">
            <text:p>2.04E-004</text:p>
          </table:table-cell>
          <table:table-cell office:value-type="float" office:value="1276">
            <text:p>1276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8383040315">
            <text:p>43.8383040315</text:p>
          </table:table-cell>
          <table:table-cell office:value-type="float" office:value="0.0002091527">
            <text:p>2.09E-004</text:p>
          </table:table-cell>
          <table:table-cell office:value-type="float" office:value="32297">
            <text:p>32297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float" office:value="43.5043240979">
            <text:p>43.5043240979</text:p>
          </table:table-cell>
          <table:table-cell office:value-type="float" office:value="0.0002174782">
            <text:p>2.17E-004</text:p>
          </table:table-cell>
          <table:table-cell office:value-type="float" office:value="27483">
            <text:p>27483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7030906994">
            <text:p>43.7030906994</text:p>
          </table:table-cell>
          <table:table-cell office:value-type="float" office:value="0.0002108158">
            <text:p>2.11E-004</text:p>
          </table:table-cell>
          <table:table-cell office:value-type="float" office:value="13976">
            <text:p>13976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float" office:value="44.0240926077">
            <text:p>44.0240926077</text:p>
          </table:table-cell>
          <table:table-cell table:style-name="ce5" office:value-type="float" office:value="0.0002395336">
            <text:p>2.40E-004</text:p>
          </table:table-cell>
          <table:table-cell office:value-type="float" office:value="25311">
            <text:p>25311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shifted 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7675659163">
            <text:p>43.7675659163</text:p>
          </table:table-cell>
          <table:table-cell office:value-type="float" office:value="0.0002272613">
            <text:p>2.27E-004</text:p>
          </table:table-cell>
          <table:table-cell office:value-type="float" office:value="17121">
            <text:p>17121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.53079915">
            <text:p>43.53079915</text:p>
          </table:table-cell>
          <table:table-cell office:value-type="float" office:value="0.0002124617">
            <text:p>2.12E-004</text:p>
          </table:table-cell>
          <table:table-cell office:value-type="float" office:value="1278">
            <text:p>1278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.6726751377">
            <text:p>43.6726751377</text:p>
          </table:table-cell>
          <table:table-cell office:value-type="float" office:value="0.0002247419">
            <text:p>2.25E-004</text:p>
          </table:table-cell>
          <table:table-cell office:value-type="float" office:value="3521">
            <text:p>3521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3.5043240979">
            <text:p>43.5043240979</text:p>
          </table:table-cell>
          <table:table-cell table:style-name="ce7" table:formula="of:=MIN([.C2:.C11])" office:value-type="float" office:value="0.0002037319">
            <text:p>2.04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4.0240926077">
            <text:p>44.0240926077</text:p>
          </table:table-cell>
          <table:table-cell table:style-name="ce7" table:formula="of:=MAX([.C2:.C11])" office:value-type="float" office:value="0.0002395336">
            <text:p>2.40E-004</text:p>
          </table:table-cell>
          <table:table-cell table:number-columns-repeated="4"/>
        </table:table-row>
      </table:table>
      <table:table table:name="angle-10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.8169528787">
            <text:p>40.8169528787</text:p>
          </table:table-cell>
          <table:table-cell office:value-type="float" office:value="0.0002309537">
            <text:p>2.31E-004</text:p>
          </table:table-cell>
          <table:table-cell office:value-type="float" office:value="16523">
            <text:p>16523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.7309011853">
            <text:p>40.7309011853</text:p>
          </table:table-cell>
          <table:table-cell office:value-type="float" office:value="0.0002222946">
            <text:p>2.22E-004</text:p>
          </table:table-cell>
          <table:table-cell office:value-type="float" office:value="1089">
            <text:p>1089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0.5919662966">
            <text:p>40.5919662966</text:p>
          </table:table-cell>
          <table:table-cell office:value-type="float" office:value="0.0002188962">
            <text:p>2.19E-004</text:p>
          </table:table-cell>
          <table:table-cell office:value-type="float" office:value="26365">
            <text:p>26365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.9059835006">
            <text:p>40.9059835006</text:p>
          </table:table-cell>
          <table:table-cell office:value-type="float" office:value="0.0002349261">
            <text:p>2.35E-004</text:p>
          </table:table-cell>
          <table:table-cell office:value-type="float" office:value="7202">
            <text:p>7202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.6456667681">
            <text:p>40.6456667681</text:p>
          </table:table-cell>
          <table:table-cell office:value-type="float" office:value="0.0002152138">
            <text:p>2.15E-004</text:p>
          </table:table-cell>
          <table:table-cell office:value-type="float" office:value="15874">
            <text:p>15874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.7513424756">
            <text:p>40.7513424756</text:p>
          </table:table-cell>
          <table:table-cell table:style-name="ce6" office:value-type="float" office:value="0.0001958115">
            <text:p>1.96E-004</text:p>
          </table:table-cell>
          <table:table-cell office:value-type="float" office:value="21592">
            <text:p>21592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0.8559284046">
            <text:p>40.8559284046</text:p>
          </table:table-cell>
          <table:table-cell office:value-type="float" office:value="0.0002082029">
            <text:p>2.08E-004</text:p>
          </table:table-cell>
          <table:table-cell office:value-type="float" office:value="8159">
            <text:p>8159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float" office:value="43.275257603">
            <text:p>43.275257603</text:p>
          </table:table-cell>
          <table:table-cell table:style-name="ce5" office:value-type="float" office:value="0.0003223632">
            <text:p>3.22E-004</text:p>
          </table:table-cell>
          <table:table-cell office:value-type="float" office:value="10324">
            <text:p>10324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.7789456826">
            <text:p>40.7789456826</text:p>
          </table:table-cell>
          <table:table-cell office:value-type="float" office:value="0.0002242292">
            <text:p>2.24E-004</text:p>
          </table:table-cell>
          <table:table-cell office:value-type="float" office:value="10773">
            <text:p>10773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.7049347874">
            <text:p>40.7049347874</text:p>
          </table:table-cell>
          <table:table-cell office:value-type="float" office:value="0.000223392">
            <text:p>2.23E-004</text:p>
          </table:table-cell>
          <table:table-cell office:value-type="float" office:value="2699">
            <text:p>2699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0.5919662966">
            <text:p>40.5919662966</text:p>
          </table:table-cell>
          <table:table-cell table:style-name="ce7" table:formula="of:=MIN([.C2:.C11])" office:value-type="float" office:value="0.0001958115">
            <text:p>1.9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3.275257603">
            <text:p>43.275257603</text:p>
          </table:table-cell>
          <table:table-cell table:style-name="ce7" table:formula="of:=MAX([.C2:.C11])" office:value-type="float" office:value="0.0003223632">
            <text:p>3.22E-004</text:p>
          </table:table-cell>
          <table:table-cell table:number-columns-repeated="4"/>
        </table:table-row>
      </table:table>
      <table:table table:name="angle-10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.4520890676">
            <text:p>41.4520890676</text:p>
          </table:table-cell>
          <table:table-cell office:value-type="float" office:value="0.0002128117">
            <text:p>2.13E-004</text:p>
          </table:table-cell>
          <table:table-cell office:value-type="float" office:value="13570">
            <text:p>1357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.5331818767">
            <text:p>41.5331818767</text:p>
          </table:table-cell>
          <table:table-cell office:value-type="float" office:value="0.0002156163">
            <text:p>2.16E-004</text:p>
          </table:table-cell>
          <table:table-cell office:value-type="float" office:value="12419">
            <text:p>12419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1.4195800434">
            <text:p>41.4195800434</text:p>
          </table:table-cell>
          <table:table-cell office:value-type="float" office:value="0.0002067091">
            <text:p>2.07E-004</text:p>
          </table:table-cell>
          <table:table-cell office:value-type="float" office:value="14926">
            <text:p>14926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41.7557971134">
            <text:p>41.7557971134</text:p>
          </table:table-cell>
          <table:table-cell table:style-name="ce5" office:value-type="float" office:value="0.0002264444">
            <text:p>2.26E-004</text:p>
          </table:table-cell>
          <table:table-cell office:value-type="float" office:value="8851">
            <text:p>8851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1.5843171883">
            <text:p>41.5843171883</text:p>
          </table:table-cell>
          <table:table-cell office:value-type="float" office:value="0.0002046905">
            <text:p>2.05E-004</text:p>
          </table:table-cell>
          <table:table-cell office:value-type="float" office:value="28328">
            <text:p>28328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.6179186547">
            <text:p>41.6179186547</text:p>
          </table:table-cell>
          <table:table-cell office:value-type="float" office:value="0.0002210658">
            <text:p>2.21E-004</text:p>
          </table:table-cell>
          <table:table-cell office:value-type="float" office:value="4112">
            <text:p>4112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.4004190878">
            <text:p>41.4004190878</text:p>
          </table:table-cell>
          <table:table-cell office:value-type="float" office:value="0.0002091466">
            <text:p>2.09E-004</text:p>
          </table:table-cell>
          <table:table-cell office:value-type="float" office:value="368">
            <text:p>368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.3440699697">
            <text:p>41.3440699697</text:p>
          </table:table-cell>
          <table:table-cell table:style-name="ce6" office:value-type="float" office:value="0.0001989777">
            <text:p>1.99E-004</text:p>
          </table:table-cell>
          <table:table-cell office:value-type="float" office:value="7281">
            <text:p>728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1.6844092085">
            <text:p>41.6844092085</text:p>
          </table:table-cell>
          <table:table-cell office:value-type="float" office:value="0.0002198891">
            <text:p>2.20E-004</text:p>
          </table:table-cell>
          <table:table-cell office:value-type="float" office:value="28509">
            <text:p>28509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41.3362680101">
            <text:p>41.3362680101</text:p>
          </table:table-cell>
          <table:table-cell office:value-type="float" office:value="0.0002081807">
            <text:p>2.08E-004</text:p>
          </table:table-cell>
          <table:table-cell office:value-type="float" office:value="22766">
            <text:p>22766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</table:table-row>
        <table:table-row table:style-name="ro1">
          <table:table-cell/>
          <table:table-cell table:style-name="ce3" table:formula="of:=MIN([.B2:.B11])" office:value-type="float" office:value="41.3362680101">
            <text:p>41.3362680101</text:p>
          </table:table-cell>
          <table:table-cell table:style-name="ce7" table:formula="of:=MIN([.C2:.C11])" office:value-type="float" office:value="0.0001989777">
            <text:p>1.99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1.7557971134">
            <text:p>41.7557971134</text:p>
          </table:table-cell>
          <table:table-cell table:style-name="ce7" table:formula="of:=MAX([.C2:.C11])" office:value-type="float" office:value="0.0002264444">
            <text:p>2.26E-004</text:p>
          </table:table-cell>
          <table:table-cell table:number-columns-repeated="3"/>
        </table:table-row>
      </table:table>
      <table:table table:name="angle-11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.4346371772">
            <text:p>43.4346371772</text:p>
          </table:table-cell>
          <table:table-cell office:value-type="float" office:value="0.0002219085">
            <text:p>2.22E-004</text:p>
          </table:table-cell>
          <table:table-cell office:value-type="float" office:value="30326">
            <text:p>30326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43.6811851705">
            <text:p>43.6811851705</text:p>
          </table:table-cell>
          <table:table-cell table:style-name="ce5" office:value-type="float" office:value="0.0002483275">
            <text:p>2.48E-004</text:p>
          </table:table-cell>
          <table:table-cell office:value-type="float" office:value="26636">
            <text:p>2663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3.5890166469">
            <text:p>43.5890166469</text:p>
          </table:table-cell>
          <table:table-cell office:value-type="float" office:value="0.0002248697">
            <text:p>2.25E-004</text:p>
          </table:table-cell>
          <table:table-cell office:value-type="float" office:value="6062">
            <text:p>6062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3.4019966665">
            <text:p>43.4019966665</text:p>
          </table:table-cell>
          <table:table-cell office:value-type="float" office:value="0.0002332129">
            <text:p>2.33E-004</text:p>
          </table:table-cell>
          <table:table-cell office:value-type="float" office:value="18811">
            <text:p>18811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.264911162">
            <text:p>43.264911162</text:p>
          </table:table-cell>
          <table:table-cell office:value-type="float" office:value="0.000191365">
            <text:p>1.91E-004</text:p>
          </table:table-cell>
          <table:table-cell office:value-type="float" office:value="4494">
            <text:p>4494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3186142821">
            <text:p>43.3186142821</text:p>
          </table:table-cell>
          <table:table-cell table:style-name="ce6" office:value-type="float" office:value="0.000189858">
            <text:p>1.90E-004</text:p>
          </table:table-cell>
          <table:table-cell office:value-type="float" office:value="23567">
            <text:p>23567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3.2844474858">
            <text:p>43.2844474858</text:p>
          </table:table-cell>
          <table:table-cell office:value-type="float" office:value="0.000212659">
            <text:p>2.13E-004</text:p>
          </table:table-cell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3.426092325">
            <text:p>43.426092325</text:p>
          </table:table-cell>
          <table:table-cell office:value-type="float" office:value="0.0002151693">
            <text:p>2.15E-004</text:p>
          </table:table-cell>
          <table:table-cell office:value-type="float" office:value="29095">
            <text:p>29095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43.2597767351">
            <text:p>43.2597767351</text:p>
          </table:table-cell>
          <table:table-cell office:value-type="float" office:value="0.0002225203">
            <text:p>2.23E-004</text:p>
          </table:table-cell>
          <table:table-cell office:value-type="float" office:value="847">
            <text:p>847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.466751724">
            <text:p>43.466751724</text:p>
          </table:table-cell>
          <table:table-cell office:value-type="float" office:value="0.0002179809">
            <text:p>2.18E-004</text:p>
          </table:table-cell>
          <table:table-cell office:value-type="float" office:value="2332">
            <text:p>2332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</table:table-row>
        <table:table-row table:style-name="ro1">
          <table:table-cell/>
          <table:table-cell table:style-name="ce3" table:formula="of:=MIN([.B2:.B11])" office:value-type="float" office:value="43.2597767351">
            <text:p>43.2597767351</text:p>
          </table:table-cell>
          <table:table-cell table:style-name="ce7" table:formula="of:=MIN([.C2:.C11])" office:value-type="float" office:value="0.000189858">
            <text:p>1.90E-004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AX([.B2:.B11])" office:value-type="float" office:value="43.6811851705">
            <text:p>43.6811851705</text:p>
          </table:table-cell>
          <table:table-cell table:style-name="ce7" table:formula="of:=MAX([.C2:.C11])" office:value-type="float" office:value="0.0002483275">
            <text:p>2.48E-004</text:p>
          </table:table-cell>
          <table:table-cell table:number-columns-repeated="3"/>
        </table:table-row>
      </table:table>
      <table:table table:name="angle-11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.7385708376">
            <text:p>44.7385708376</text:p>
          </table:table-cell>
          <table:table-cell office:value-type="float" office:value="0.0002163567">
            <text:p>2.16E-004</text:p>
          </table:table-cell>
          <table:table-cell office:value-type="float" office:value="13636">
            <text:p>13636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.0187740437">
            <text:p>45.0187740437</text:p>
          </table:table-cell>
          <table:table-cell office:value-type="float" office:value="0.0002597485">
            <text:p>2.60E-004</text:p>
          </table:table-cell>
          <table:table-cell office:value-type="float" office:value="12485">
            <text:p>12485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44.6402191505">
            <text:p>44.6402191505</text:p>
          </table:table-cell>
          <table:table-cell office:value-type="float" office:value="0.0002350994">
            <text:p>2.35E-004</text:p>
          </table:table-cell>
          <table:table-cell office:value-type="float" office:value="16485">
            <text:p>16485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4.9346273129">
            <text:p>44.9346273129</text:p>
          </table:table-cell>
          <table:table-cell office:value-type="float" office:value="0.0002484606">
            <text:p>2.48E-004</text:p>
          </table:table-cell>
          <table:table-cell office:value-type="float" office:value="4725">
            <text:p>4725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5.1123642039">
            <text:p>45.1123642039</text:p>
          </table:table-cell>
          <table:table-cell office:value-type="float" office:value="0.0002619392">
            <text:p>2.62E-004</text:p>
          </table:table-cell>
          <table:table-cell office:value-type="float" office:value="974">
            <text:p>974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.7452532253">
            <text:p>44.7452532253</text:p>
          </table:table-cell>
          <table:table-cell office:value-type="float" office:value="0.0002326464">
            <text:p>2.33E-004</text:p>
          </table:table-cell>
          <table:table-cell office:value-type="float" office:value="3184">
            <text:p>318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.7232869998">
            <text:p>44.7232869998</text:p>
          </table:table-cell>
          <table:table-cell office:value-type="float" office:value="0.0002236402">
            <text:p>2.24E-004</text:p>
          </table:table-cell>
          <table:table-cell office:value-type="float" office:value="11688">
            <text:p>11688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2423921206">
            <text:p>45.2423921206</text:p>
          </table:table-cell>
          <table:table-cell office:value-type="float" office:value="0.0002663135">
            <text:p>2.66E-004</text:p>
          </table:table-cell>
          <table:table-cell office:value-type="float" office:value="11056">
            <text:p>11056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float" office:value="48.2344567899">
            <text:p>48.2344567899</text:p>
          </table:table-cell>
          <table:table-cell table:style-name="ce5" office:value-type="float" office:value="0.0003902943">
            <text:p>3.90E-004</text:p>
          </table:table-cell>
          <table:table-cell office:value-type="float" office:value="30812">
            <text:p>30812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1 disclination far awa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4.8526461381">
            <text:p>44.8526461381</text:p>
          </table:table-cell>
          <table:table-cell table:style-name="ce6" office:value-type="float" office:value="0.0002125072">
            <text:p>2.13E-004</text:p>
          </table:table-cell>
          <table:table-cell office:value-type="float" office:value="28976">
            <text:p>28976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4.6402191505">
            <text:p>44.6402191505</text:p>
          </table:table-cell>
          <table:table-cell table:style-name="ce7" table:formula="of:=MIN([.C2:.C11])" office:value-type="float" office:value="0.0002125072">
            <text:p>2.13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8.2344567899">
            <text:p>48.2344567899</text:p>
          </table:table-cell>
          <table:table-cell table:style-name="ce7" table:formula="of:=MAX([.C2:.C11])" office:value-type="float" office:value="0.0003902943">
            <text:p>3.90E-004</text:p>
          </table:table-cell>
          <table:table-cell table:number-columns-repeated="4"/>
        </table:table-row>
      </table:table>
      <table:table table:name="angle-12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.9807041459">
            <text:p>45.9807041459</text:p>
          </table:table-cell>
          <table:table-cell office:value-type="float" office:value="0.0002532301">
            <text:p>2.53E-004</text:p>
          </table:table-cell>
          <table:table-cell office:value-type="float" office:value="18758">
            <text:p>18758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45.7077404921">
            <text:p>45.7077404921</text:p>
          </table:table-cell>
          <table:table-cell table:style-name="ce6" office:value-type="float" office:value="0.0002276133">
            <text:p>2.28E-004</text:p>
          </table:table-cell>
          <table:table-cell office:value-type="float" office:value="13106">
            <text:p>13106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8870128794">
            <text:p>45.8870128794</text:p>
          </table:table-cell>
          <table:table-cell office:value-type="float" office:value="0.0002342527">
            <text:p>2.34E-004</text:p>
          </table:table-cell>
          <table:table-cell office:value-type="float" office:value="11271">
            <text:p>11271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float" office:value="46.374604261">
            <text:p>46.374604261</text:p>
          </table:table-cell>
          <table:table-cell table:style-name="ce5" office:value-type="float" office:value="0.0002730964">
            <text:p>2.73E-004</text:p>
          </table:table-cell>
          <table:table-cell office:value-type="float" office:value="742">
            <text:p>742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.0207927344">
            <text:p>46.0207927344</text:p>
          </table:table-cell>
          <table:table-cell office:value-type="float" office:value="0.0002578498">
            <text:p>2.58E-004</text:p>
          </table:table-cell>
          <table:table-cell office:value-type="float" office:value="17472">
            <text:p>17472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.0317651713">
            <text:p>46.0317651713</text:p>
          </table:table-cell>
          <table:table-cell office:value-type="float" office:value="0.000231328">
            <text:p>2.31E-004</text:p>
          </table:table-cell>
          <table:table-cell office:value-type="float" office:value="1773">
            <text:p>1773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.0541744396">
            <text:p>46.0541744396</text:p>
          </table:table-cell>
          <table:table-cell office:value-type="float" office:value="0.0002489274">
            <text:p>2.49E-004</text:p>
          </table:table-cell>
          <table:table-cell office:value-type="float" office:value="11055">
            <text:p>11055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9049513425">
            <text:p>45.9049513425</text:p>
          </table:table-cell>
          <table:table-cell office:value-type="float" office:value="0.0002365939">
            <text:p>2.37E-004</text:p>
          </table:table-cell>
          <table:table-cell office:value-type="float" office:value="25951">
            <text:p>25951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9768235943">
            <text:p>45.9768235943</text:p>
          </table:table-cell>
          <table:table-cell office:value-type="float" office:value="0.0002323681">
            <text:p>2.32E-004</text:p>
          </table:table-cell>
          <table:table-cell office:value-type="float" office:value="25411">
            <text:p>25411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8529356063">
            <text:p>45.8529356063</text:p>
          </table:table-cell>
          <table:table-cell office:value-type="float" office:value="0.0002377529">
            <text:p>2.38E-004</text:p>
          </table:table-cell>
          <table:table-cell office:value-type="float" office:value="28649">
            <text:p>28649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5.7077404921">
            <text:p>45.7077404921</text:p>
          </table:table-cell>
          <table:table-cell table:style-name="ce7" table:formula="of:=MIN([.C2:.C11])" office:value-type="float" office:value="0.0002276133">
            <text:p>2.28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6.374604261">
            <text:p>46.374604261</text:p>
          </table:table-cell>
          <table:table-cell table:style-name="ce7" table:formula="of:=MAX([.C2:.C11])" office:value-type="float" office:value="0.0002730964">
            <text:p>2.73E-004</text:p>
          </table:table-cell>
          <table:table-cell table:number-columns-repeated="4"/>
        </table:table-row>
      </table:table>
      <table:table table:name="angle-12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.3126540144">
            <text:p>45.3126540144</text:p>
          </table:table-cell>
          <table:table-cell table:style-name="ce6" office:value-type="float" office:value="0.0002214202">
            <text:p>2.21E-004</text:p>
          </table:table-cell>
          <table:table-cell office:value-type="float" office:value="18902">
            <text:p>18902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.5260971558">
            <text:p>45.5260971558</text:p>
          </table:table-cell>
          <table:table-cell office:value-type="float" office:value="0.0002604826">
            <text:p>2.60E-004</text:p>
          </table:table-cell>
          <table:table-cell office:value-type="float" office:value="19542">
            <text:p>19542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5.6647864998">
            <text:p>45.6647864998</text:p>
          </table:table-cell>
          <table:table-cell office:value-type="float" office:value="0.0002581998">
            <text:p>2.58E-004</text:p>
          </table:table-cell>
          <table:table-cell office:value-type="float" office:value="10722">
            <text:p>10722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5.8346860508">
            <text:p>45.8346860508</text:p>
          </table:table-cell>
          <table:table-cell office:value-type="float" office:value="0.0002804751">
            <text:p>2.80E-004</text:p>
          </table:table-cell>
          <table:table-cell office:value-type="float" office:value="8979">
            <text:p>8979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7.1463381595">
            <text:p>47.1463381595</text:p>
          </table:table-cell>
          <table:table-cell office:value-type="float" office:value="0.0003367682">
            <text:p>3.37E-004</text:p>
          </table:table-cell>
          <table:table-cell office:value-type="float" office:value="24749">
            <text:p>24749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 office:value-type="string">
            <text:p>1 disclination far from pb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47.2380824391">
            <text:p>47.2380824391</text:p>
          </table:table-cell>
          <table:table-cell table:style-name="ce5" office:value-type="float" office:value="0.000340974">
            <text:p>3.41E-004</text:p>
          </table:table-cell>
          <table:table-cell office:value-type="float" office:value="25136">
            <text:p>25136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1 disclination far from pb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5.8226629395">
            <text:p>45.8226629395</text:p>
          </table:table-cell>
          <table:table-cell office:value-type="float" office:value="0.0002800028">
            <text:p>2.80E-004</text:p>
          </table:table-cell>
          <table:table-cell office:value-type="float" office:value="3550">
            <text:p>3550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5.5496536579">
            <text:p>45.5496536579</text:p>
          </table:table-cell>
          <table:table-cell office:value-type="float" office:value="0.0002475183">
            <text:p>2.48E-004</text:p>
          </table:table-cell>
          <table:table-cell office:value-type="float" office:value="20756">
            <text:p>20756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.7049683242">
            <text:p>45.7049683242</text:p>
          </table:table-cell>
          <table:table-cell office:value-type="float" office:value="0.0002708608">
            <text:p>2.71E-004</text:p>
          </table:table-cell>
          <table:table-cell office:value-type="float" office:value="8794">
            <text:p>8794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.5312885895">
            <text:p>45.5312885895</text:p>
          </table:table-cell>
          <table:table-cell office:value-type="float" office:value="0.0002638269">
            <text:p>2.64E-004</text:p>
          </table:table-cell>
          <table:table-cell office:value-type="float" office:value="27217">
            <text:p>27217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5.3126540144">
            <text:p>45.3126540144</text:p>
          </table:table-cell>
          <table:table-cell table:style-name="ce7" table:formula="of:=MIN([.C2:.C11])" office:value-type="float" office:value="0.0002214202">
            <text:p>2.21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7.2380824391">
            <text:p>47.2380824391</text:p>
          </table:table-cell>
          <table:table-cell table:style-name="ce7" table:formula="of:=MAX([.C2:.C11])" office:value-type="float" office:value="0.000340974">
            <text:p>3.41E-004</text:p>
          </table:table-cell>
          <table:table-cell table:number-columns-repeated="4"/>
        </table:table-row>
      </table:table>
      <table:table table:name="angle-13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0312281024">
            <text:p>48.0312281024</text:p>
          </table:table-cell>
          <table:table-cell table:style-name="ce6" office:value-type="float" office:value="0.0002498459">
            <text:p>2.50E-004</text:p>
          </table:table-cell>
          <table:table-cell office:value-type="float" office:value="2463">
            <text:p>2463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7.8815774936">
            <text:p>47.8815774936</text:p>
          </table:table-cell>
          <table:table-cell office:value-type="float" office:value="0.0002640251">
            <text:p>2.64E-004</text:p>
          </table:table-cell>
          <table:table-cell office:value-type="float" office:value="15616">
            <text:p>15616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office:value-type="float" office:value="48.2546725001">
            <text:p>48.2546725001</text:p>
          </table:table-cell>
          <table:table-cell table:style-name="ce5" office:value-type="float" office:value="0.0002914417">
            <text:p>2.91E-004</text:p>
          </table:table-cell>
          <table:table-cell office:value-type="float" office:value="29579">
            <text:p>29579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.9716414628">
            <text:p>47.9716414628</text:p>
          </table:table-cell>
          <table:table-cell office:value-type="float" office:value="0.0002743584">
            <text:p>2.74E-004</text:p>
          </table:table-cell>
          <table:table-cell office:value-type="float" office:value="10830">
            <text:p>10830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.9818603403">
            <text:p>47.9818603403</text:p>
          </table:table-cell>
          <table:table-cell office:value-type="float" office:value="0.0002732757">
            <text:p>2.73E-004</text:p>
          </table:table-cell>
          <table:table-cell office:value-type="float" office:value="29505">
            <text:p>29505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8.2167289419">
            <text:p>48.2167289419</text:p>
          </table:table-cell>
          <table:table-cell office:value-type="float" office:value="0.0002714391">
            <text:p>2.71E-004</text:p>
          </table:table-cell>
          <table:table-cell office:value-type="float" office:value="7817">
            <text:p>7817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47.8681483336">
            <text:p>47.8681483336</text:p>
          </table:table-cell>
          <table:table-cell office:value-type="float" office:value="0.0002617318">
            <text:p>2.62E-004</text:p>
          </table:table-cell>
          <table:table-cell office:value-type="float" office:value="20172">
            <text:p>20172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7.9862448468">
            <text:p>47.9862448468</text:p>
          </table:table-cell>
          <table:table-cell office:value-type="float" office:value="0.0002552541">
            <text:p>2.55E-004</text:p>
          </table:table-cell>
          <table:table-cell office:value-type="float" office:value="13811">
            <text:p>1381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.9532280733">
            <text:p>47.9532280733</text:p>
          </table:table-cell>
          <table:table-cell office:value-type="float" office:value="0.0002618554">
            <text:p>2.62E-004</text:p>
          </table:table-cell>
          <table:table-cell office:value-type="float" office:value="30511">
            <text:p>30511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.901755971">
            <text:p>47.901755971</text:p>
          </table:table-cell>
          <table:table-cell office:value-type="float" office:value="0.0002572066">
            <text:p>2.57E-004</text:p>
          </table:table-cell>
          <table:table-cell office:value-type="float" office:value="7802">
            <text:p>7802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7.8681483336">
            <text:p>47.8681483336</text:p>
          </table:table-cell>
          <table:table-cell table:style-name="ce7" table:formula="of:=MIN([.C2:.C11])" office:value-type="float" office:value="0.0002498459">
            <text:p>2.50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8.2546725001">
            <text:p>48.2546725001</text:p>
          </table:table-cell>
          <table:table-cell table:style-name="ce7" table:formula="of:=MAX([.C2:.C11])" office:value-type="float" office:value="0.0002914417">
            <text:p>2.91E-004</text:p>
          </table:table-cell>
          <table:table-cell table:number-columns-repeated="4"/>
        </table:table-row>
      </table:table>
      <table:table table:name="angle-13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.4109994598">
            <text:p>53.4109994598</text:p>
          </table:table-cell>
          <table:table-cell office:value-type="float" office:value="0.0002760842">
            <text:p>2.76E-004</text:p>
          </table:table-cell>
          <table:table-cell office:value-type="float" office:value="23626">
            <text:p>23626</text:p>
          </table:table-cell>
          <table:table-cell office:value-type="float" office:value="0">
            <text:p>0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float" office:value="55.5580384321">
            <text:p>55.5580384321</text:p>
          </table:table-cell>
          <table:table-cell table:style-name="ce5" office:value-type="float" office:value="0.0003759043">
            <text:p>3.76E-004</text:p>
          </table:table-cell>
          <table:table-cell office:value-type="float" office:value="24925">
            <text:p>24925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3.6180362092">
            <text:p>53.6180362092</text:p>
          </table:table-cell>
          <table:table-cell office:value-type="float" office:value="0.0002783268">
            <text:p>2.78E-004</text:p>
          </table:table-cell>
          <table:table-cell office:value-type="float" office:value="2831">
            <text:p>2831</text:p>
          </table:table-cell>
          <table:table-cell office:value-type="float" office:value="2">
            <text:p>2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.408521435">
            <text:p>53.408521435</text:p>
          </table:table-cell>
          <table:table-cell office:value-type="float" office:value="0.0002870315">
            <text:p>2.87E-004</text:p>
          </table:table-cell>
          <table:table-cell office:value-type="float" office:value="31182">
            <text:p>31182</text:p>
          </table:table-cell>
          <table:table-cell office:value-type="float" office:value="3">
            <text:p>3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.7267910371">
            <text:p>53.7267910371</text:p>
          </table:table-cell>
          <table:table-cell office:value-type="float" office:value="0.0003017168">
            <text:p>3.02E-004</text:p>
          </table:table-cell>
          <table:table-cell office:value-type="float" office:value="21039">
            <text:p>21039</text:p>
          </table:table-cell>
          <table:table-cell office:value-type="float" office:value="4">
            <text:p>4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3.4273905848">
            <text:p>53.4273905848</text:p>
          </table:table-cell>
          <table:table-cell table:style-name="ce6" office:value-type="float" office:value="0.0002700913">
            <text:p>2.70E-004</text:p>
          </table:table-cell>
          <table:table-cell office:value-type="float" office:value="31125">
            <text:p>31125</text:p>
          </table:table-cell>
          <table:table-cell office:value-type="float" office:value="5">
            <text:p>5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float" office:value="53.3134526887">
            <text:p>53.3134526887</text:p>
          </table:table-cell>
          <table:table-cell office:value-type="float" office:value="0.0002714412">
            <text:p>2.71E-004</text:p>
          </table:table-cell>
          <table:table-cell office:value-type="float" office:value="23442">
            <text:p>23442</text:p>
          </table:table-cell>
          <table:table-cell office:value-type="float" office:value="6">
            <text:p>6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.1951570012">
            <text:p>54.1951570012</text:p>
          </table:table-cell>
          <table:table-cell office:value-type="float" office:value="0.0003266563">
            <text:p>3.27E-004</text:p>
          </table:table-cell>
          <table:table-cell office:value-type="float" office:value="18926">
            <text:p>18926</text:p>
          </table:table-cell>
          <table:table-cell office:value-type="float" office:value="7">
            <text:p>7</text:p>
          </table:table-cell>
          <table:table-cell office:value-type="float" office:value="1307">
            <text:p>1307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.4717253315">
            <text:p>53.4717253315</text:p>
          </table:table-cell>
          <table:table-cell office:value-type="float" office:value="0.0002836245">
            <text:p>2.84E-004</text:p>
          </table:table-cell>
          <table:table-cell office:value-type="float" office:value="4940">
            <text:p>4940</text:p>
          </table:table-cell>
          <table:table-cell office:value-type="float" office:value="8">
            <text:p>8</text:p>
          </table:table-cell>
          <table:table-cell office:value-type="float" office:value="1307">
            <text:p>1307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float" office:value="54.8511113725">
            <text:p>54.8511113725</text:p>
          </table:table-cell>
          <table:table-cell table:style-name="ce9" office:value-type="float" office:value="0.0003456826">
            <text:p>3.46E-004</text:p>
          </table:table-cell>
          <table:table-cell office:value-type="float" office:value="8886">
            <text:p>8886</text:p>
          </table:table-cell>
          <table:table-cell office:value-type="float" office:value="9">
            <text:p>9</text:p>
          </table:table-cell>
          <table:table-cell office:value-type="float" office:value="1307">
            <text:p>1307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53.3134526887">
            <text:p>53.3134526887</text:p>
          </table:table-cell>
          <table:table-cell table:style-name="ce7" table:formula="of:=MIN([.C2:.C11])" office:value-type="float" office:value="0.0002700913">
            <text:p>2.70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5.5580384321">
            <text:p>55.5580384321</text:p>
          </table:table-cell>
          <table:table-cell table:style-name="ce7" table:formula="of:=MAX([.C2:.C11])" office:value-type="float" office:value="0.0003759043">
            <text:p>3.76E-004</text:p>
          </table:table-cell>
          <table:table-cell table:number-columns-repeated="4"/>
        </table:table-row>
      </table:table>
      <table:table table:name="angle-14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.5457181197">
            <text:p>48.5457181197</text:p>
          </table:table-cell>
          <table:table-cell office:value-type="float" office:value="0.0002959011">
            <text:p>2.96E-004</text:p>
          </table:table-cell>
          <table:table-cell office:value-type="float" office:value="13440">
            <text:p>13440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8.666843234">
            <text:p>48.666843234</text:p>
          </table:table-cell>
          <table:table-cell office:value-type="float" office:value="0.0003103063">
            <text:p>3.10E-004</text:p>
          </table:table-cell>
          <table:table-cell office:value-type="float" office:value="31213">
            <text:p>31213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9.1802965564">
            <text:p>49.1802965564</text:p>
          </table:table-cell>
          <table:table-cell office:value-type="float" office:value="0.0003386158">
            <text:p>3.39E-004</text:p>
          </table:table-cell>
          <table:table-cell office:value-type="float" office:value="28476">
            <text:p>28476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shif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8.7986961086">
            <text:p>48.7986961086</text:p>
          </table:table-cell>
          <table:table-cell office:value-type="float" office:value="0.0003069432">
            <text:p>3.07E-004</text:p>
          </table:table-cell>
          <table:table-cell office:value-type="float" office:value="8018">
            <text:p>8018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6785857666">
            <text:p>48.6785857666</text:p>
          </table:table-cell>
          <table:table-cell office:value-type="float" office:value="0.0003052508">
            <text:p>3.05E-004</text:p>
          </table:table-cell>
          <table:table-cell office:value-type="float" office:value="5330">
            <text:p>5330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8.3930231694">
            <text:p>48.3930231694</text:p>
          </table:table-cell>
          <table:table-cell table:style-name="ce6" office:value-type="float" office:value="0.0002786952">
            <text:p>2.79E-004</text:p>
          </table:table-cell>
          <table:table-cell office:value-type="float" office:value="21334">
            <text:p>21334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765663928">
            <text:p>49.765663928</text:p>
          </table:table-cell>
          <table:table-cell office:value-type="float" office:value="0.0003607268">
            <text:p>3.61E-004</text:p>
          </table:table-cell>
          <table:table-cell office:value-type="float" office:value="27345">
            <text:p>27345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1 discliantion far from pb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8.4676798326">
            <text:p>48.4676798326</text:p>
          </table:table-cell>
          <table:table-cell office:value-type="float" office:value="0.0002984793">
            <text:p>2.98E-004</text:p>
          </table:table-cell>
          <table:table-cell office:value-type="float" office:value="4583">
            <text:p>4583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.6460107477">
            <text:p>48.6460107477</text:p>
          </table:table-cell>
          <table:table-cell office:value-type="float" office:value="0.0002795086">
            <text:p>2.80E-004</text:p>
          </table:table-cell>
          <table:table-cell office:value-type="float" office:value="17743">
            <text:p>17743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53.0245030187">
            <text:p>53.0245030187</text:p>
          </table:table-cell>
          <table:table-cell table:style-name="ce5" office:value-type="float" office:value="0.000500329">
            <text:p>5.00E-004</text:p>
          </table:table-cell>
          <table:table-cell office:value-type="float" office:value="1892">
            <text:p>1892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 office:value-type="string">
            <text:p>1 discliantion far from pb</text:p>
          </table:table-cell>
        </table:table-row>
        <table:table-row table:style-name="ro1">
          <table:table-cell/>
          <table:table-cell table:style-name="ce3" table:formula="of:=MIN([.B2:.B11])" office:value-type="float" office:value="48.3930231694">
            <text:p>48.3930231694</text:p>
          </table:table-cell>
          <table:table-cell table:style-name="ce7" table:formula="of:=MIN([.C2:.C11])" office:value-type="float" office:value="0.0002786952">
            <text:p>2.79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3.0245030187">
            <text:p>53.0245030187</text:p>
          </table:table-cell>
          <table:table-cell table:style-name="ce7" table:formula="of:=MAX([.C2:.C11])" office:value-type="float" office:value="0.000500329">
            <text:p>5.00E-004</text:p>
          </table:table-cell>
          <table:table-cell table:number-columns-repeated="4"/>
        </table:table-row>
      </table:table>
      <table:table table:name="angle-14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8" office:value-type="float" office:value="48.929296276">
            <text:p>48.929296276</text:p>
          </table:table-cell>
          <table:table-cell office:value-type="float" office:value="0.0004194933">
            <text:p>4.19E-004</text:p>
          </table:table-cell>
          <table:table-cell office:value-type="float" office:value="6577">
            <text:p>6577</text:p>
          </table:table-cell>
          <table:table-cell office:value-type="float" office:value="0">
            <text:p>0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6.9096034747">
            <text:p>46.9096034747</text:p>
          </table:table-cell>
          <table:table-cell table:style-name="ce4" office:value-type="float" office:value="0.0003260181">
            <text:p>3.26E-004</text:p>
          </table:table-cell>
          <table:table-cell office:value-type="float" office:value="10704">
            <text:p>10704</text:p>
          </table:table-cell>
          <table:table-cell office:value-type="float" office:value="1">
            <text:p>1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float" office:value="49.4275435823">
            <text:p>49.4275435823</text:p>
          </table:table-cell>
          <table:table-cell table:style-name="ce5" office:value-type="float" office:value="0.0004492923">
            <text:p>4.49E-004</text:p>
          </table:table-cell>
          <table:table-cell office:value-type="float" office:value="26162">
            <text:p>26162</text:p>
          </table:table-cell>
          <table:table-cell office:value-type="float" office:value="2">
            <text:p>2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9.1217933519">
            <text:p>49.1217933519</text:p>
          </table:table-cell>
          <table:table-cell office:value-type="float" office:value="0.0004348369">
            <text:p>4.35E-004</text:p>
          </table:table-cell>
          <table:table-cell office:value-type="float" office:value="31080">
            <text:p>31080</text:p>
          </table:table-cell>
          <table:table-cell office:value-type="float" office:value="3">
            <text:p>3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.8385768607">
            <text:p>46.8385768607</text:p>
          </table:table-cell>
          <table:table-cell table:style-name="ce4" office:value-type="float" office:value="0.0003174792">
            <text:p>3.17E-004</text:p>
          </table:table-cell>
          <table:table-cell office:value-type="float" office:value="16972">
            <text:p>16972</text:p>
          </table:table-cell>
          <table:table-cell office:value-type="float" office:value="4">
            <text:p>4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style-name="ce8" office:value-type="float" office:value="48.0441033157">
            <text:p>48.0441033157</text:p>
          </table:table-cell>
          <table:table-cell office:value-type="float" office:value="0.0003722463">
            <text:p>3.72E-004</text:p>
          </table:table-cell>
          <table:table-cell office:value-type="float" office:value="11628">
            <text:p>11628</text:p>
          </table:table-cell>
          <table:table-cell office:value-type="float" office:value="5">
            <text:p>5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6.8170027267">
            <text:p>46.8170027267</text:p>
          </table:table-cell>
          <table:table-cell table:style-name="ce4" office:value-type="float" office:value="0.0003197889">
            <text:p>3.20E-004</text:p>
          </table:table-cell>
          <table:table-cell office:value-type="float" office:value="19552">
            <text:p>19552</text:p>
          </table:table-cell>
          <table:table-cell office:value-type="float" office:value="6">
            <text:p>6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9452109804">
            <text:p>46.9452109804</text:p>
          </table:table-cell>
          <table:table-cell table:style-name="ce4" office:value-type="float" office:value="0.0003192111">
            <text:p>3.19E-004</text:p>
          </table:table-cell>
          <table:table-cell office:value-type="float" office:value="31057">
            <text:p>31057</text:p>
          </table:table-cell>
          <table:table-cell office:value-type="float" office:value="7">
            <text:p>7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float" office:value="46.7623205699">
            <text:p>46.7623205699</text:p>
          </table:table-cell>
          <table:table-cell table:style-name="ce6" office:value-type="float" office:value="0.0003101441">
            <text:p>3.10E-004</text:p>
          </table:table-cell>
          <table:table-cell office:value-type="float" office:value="17266">
            <text:p>17266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style-name="ce8" office:value-type="float" office:value="48.6501353763">
            <text:p>48.6501353763</text:p>
          </table:table-cell>
          <table:table-cell office:value-type="float" office:value="0.0004123926">
            <text:p>4.12E-004</text:p>
          </table:table-cell>
          <table:table-cell office:value-type="float" office:value="21835">
            <text:p>21835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6.7623205699">
            <text:p>46.7623205699</text:p>
          </table:table-cell>
          <table:table-cell table:style-name="ce7" table:formula="of:=MIN([.C2:.C11])" office:value-type="float" office:value="0.0003101441">
            <text:p>3.10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4275435823">
            <text:p>49.4275435823</text:p>
          </table:table-cell>
          <table:table-cell table:style-name="ce7" table:formula="of:=MAX([.C2:.C11])" office:value-type="float" office:value="0.0004492923">
            <text:p>4.49E-004</text:p>
          </table:table-cell>
          <table:table-cell table:number-columns-repeated="4"/>
        </table:table-row>
      </table:table>
      <table:table table:name="angle-15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9.9275870725">
            <text:p>49.9275870725</text:p>
          </table:table-cell>
          <table:table-cell office:value-type="float" office:value="0.000448629">
            <text:p>4.49E-004</text:p>
          </table:table-cell>
          <table:table-cell office:value-type="float" office:value="2426">
            <text:p>2426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47.5151391475">
            <text:p>47.5151391475</text:p>
          </table:table-cell>
          <table:table-cell table:style-name="ce6" office:value-type="float" office:value="0.0003216405">
            <text:p>3.22E-004</text:p>
          </table:table-cell>
          <table:table-cell office:value-type="float" office:value="10057">
            <text:p>10057</text:p>
          </table:table-cell>
          <table:table-cell office:value-type="float" office:value="1">
            <text:p>1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0.6719282142">
            <text:p>50.6719282142</text:p>
          </table:table-cell>
          <table:table-cell office:value-type="float" office:value="0.0004777722">
            <text:p>4.78E-004</text:p>
          </table:table-cell>
          <table:table-cell office:value-type="float" office:value="20739">
            <text:p>20739</text:p>
          </table:table-cell>
          <table:table-cell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9.7249328022">
            <text:p>49.7249328022</text:p>
          </table:table-cell>
          <table:table-cell office:value-type="float" office:value="0.0004378496">
            <text:p>4.38E-004</text:p>
          </table:table-cell>
          <table:table-cell office:value-type="float" office:value="29244">
            <text:p>29244</text:p>
          </table:table-cell>
          <table:table-cell office:value-type="float" office:value="3">
            <text:p>3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54.2201837137">
            <text:p>54.2201837137</text:p>
          </table:table-cell>
          <table:table-cell table:style-name="ce5" office:value-type="float" office:value="0.0006448171">
            <text:p>6.45E-004</text:p>
          </table:table-cell>
          <table:table-cell office:value-type="float" office:value="25518">
            <text:p>25518</text:p>
          </table:table-cell>
          <table:table-cell office:value-type="float" office:value="4">
            <text:p>4</text:p>
          </table:table-cell>
          <table:table-cell office:value-type="float" office:value="1303">
            <text:p>1303</text:p>
          </table:table-cell>
          <table:table-cell office:value-type="string">
            <text:p>2 EXTRA 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8.3058324406">
            <text:p>48.3058324406</text:p>
          </table:table-cell>
          <table:table-cell office:value-type="float" office:value="0.0003673263">
            <text:p>3.67E-004</text:p>
          </table:table-cell>
          <table:table-cell office:value-type="float" office:value="27755">
            <text:p>27755</text:p>
          </table:table-cell>
          <table:table-cell office:value-type="float" office:value="5">
            <text:p>5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.1060878765">
            <text:p>48.1060878765</text:p>
          </table:table-cell>
          <table:table-cell office:value-type="float" office:value="0.000359119">
            <text:p>3.59E-004</text:p>
          </table:table-cell>
          <table:table-cell office:value-type="float" office:value="11564">
            <text:p>11564</text:p>
          </table:table-cell>
          <table:table-cell office:value-type="float" office:value="6">
            <text:p>6</text:p>
          </table:table-cell>
          <table:table-cell office:value-type="float" office:value="1303">
            <text:p>1303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9.0275644028">
            <text:p>49.0275644028</text:p>
          </table:table-cell>
          <table:table-cell office:value-type="float" office:value="0.0003975842">
            <text:p>3.98E-004</text:p>
          </table:table-cell>
          <table:table-cell office:value-type="float" office:value="6568">
            <text:p>6568</text:p>
          </table:table-cell>
          <table:table-cell office:value-type="float" office:value="7">
            <text:p>7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.6208673262">
            <text:p>49.6208673262</text:p>
          </table:table-cell>
          <table:table-cell office:value-type="float" office:value="0.0004320207">
            <text:p>4.32E-004</text:p>
          </table:table-cell>
          <table:table-cell office:value-type="float" office:value="25446">
            <text:p>25446</text:p>
          </table:table-cell>
          <table:table-cell office:value-type="float" office:value="8">
            <text:p>8</text:p>
          </table:table-cell>
          <table:table-cell office:value-type="float" office:value="1303">
            <text:p>1303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1.605331108">
            <text:p>51.605331108</text:p>
          </table:table-cell>
          <table:table-cell office:value-type="float" office:value="0.0005273675">
            <text:p>5.27E-004</text:p>
          </table:table-cell>
          <table:table-cell office:value-type="float" office:value="12811">
            <text:p>12811</text:p>
          </table:table-cell>
          <table:table-cell office:value-type="float" office:value="9">
            <text:p>9</text:p>
          </table:table-cell>
          <table:table-cell office:value-type="float" office:value="1303">
            <text:p>1303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7.5151391475">
            <text:p>47.5151391475</text:p>
          </table:table-cell>
          <table:table-cell table:style-name="ce7" table:formula="of:=MIN([.C2:.C11])" office:value-type="float" office:value="0.0003216405">
            <text:p>3.22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4.2201837137">
            <text:p>54.2201837137</text:p>
          </table:table-cell>
          <table:table-cell table:style-name="ce7" table:formula="of:=MAX([.C2:.C11])" office:value-type="float" office:value="0.0006448171">
            <text:p>6.45E-004</text:p>
          </table:table-cell>
          <table:table-cell table:number-columns-repeated="4"/>
        </table:table-row>
      </table:table>
      <table:table table:name="angle-15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9.7973017571">
            <text:p>49.7973017571</text:p>
          </table:table-cell>
          <table:table-cell office:value-type="float" office:value="0.0004861905">
            <text:p>4.86E-004</text:p>
          </table:table-cell>
          <table:table-cell office:value-type="float" office:value="6188">
            <text:p>6188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.912574536">
            <text:p>47.912574536</text:p>
          </table:table-cell>
          <table:table-cell office:value-type="float" office:value="0.0003981587">
            <text:p>3.98E-004</text:p>
          </table:table-cell>
          <table:table-cell office:value-type="float" office:value="16129">
            <text:p>16129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.1282938447">
            <text:p>48.1282938447</text:p>
          </table:table-cell>
          <table:table-cell office:value-type="float" office:value="0.0004019439">
            <text:p>4.02E-004</text:p>
          </table:table-cell>
          <table:table-cell office:value-type="float" office:value="12787">
            <text:p>12787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3842213254">
            <text:p>48.3842213254</text:p>
          </table:table-cell>
          <table:table-cell office:value-type="float" office:value="0.0004200397">
            <text:p>4.20E-004</text:p>
          </table:table-cell>
          <table:table-cell office:value-type="float" office:value="26470">
            <text:p>26470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51.2711898047">
            <text:p>51.2711898047</text:p>
          </table:table-cell>
          <table:table-cell table:style-name="ce5" office:value-type="float" office:value="0.0005550168">
            <text:p>5.55E-004</text:p>
          </table:table-cell>
          <table:table-cell office:value-type="float" office:value="21956">
            <text:p>21956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0.4705864184">
            <text:p>50.4705864184</text:p>
          </table:table-cell>
          <table:table-cell office:value-type="float" office:value="0.000516166">
            <text:p>5.16E-004</text:p>
          </table:table-cell>
          <table:table-cell office:value-type="float" office:value="18744">
            <text:p>18744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0600043716">
            <text:p>49.0600043716</text:p>
          </table:table-cell>
          <table:table-cell office:value-type="float" office:value="0.0004466787">
            <text:p>4.47E-004</text:p>
          </table:table-cell>
          <table:table-cell office:value-type="float" office:value="19314">
            <text:p>19314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47.1383606471">
            <text:p>47.1383606471</text:p>
          </table:table-cell>
          <table:table-cell table:style-name="ce6" office:value-type="float" office:value="0.0003414202">
            <text:p>3.41E-004</text:p>
          </table:table-cell>
          <table:table-cell office:value-type="float" office:value="16350">
            <text:p>16350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.0304760327">
            <text:p>48.0304760327</text:p>
          </table:table-cell>
          <table:table-cell office:value-type="float" office:value="0.0004033536">
            <text:p>4.03E-004</text:p>
          </table:table-cell>
          <table:table-cell office:value-type="float" office:value="19279">
            <text:p>19279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8.3128625838">
            <text:p>48.3128625838</text:p>
          </table:table-cell>
          <table:table-cell office:value-type="float" office:value="0.0003987572">
            <text:p>3.99E-004</text:p>
          </table:table-cell>
          <table:table-cell office:value-type="float" office:value="16741">
            <text:p>16741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7.1383606471">
            <text:p>47.1383606471</text:p>
          </table:table-cell>
          <table:table-cell table:style-name="ce7" table:formula="of:=MIN([.C2:.C11])" office:value-type="float" office:value="0.0003414202">
            <text:p>3.41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1.2711898047">
            <text:p>51.2711898047</text:p>
          </table:table-cell>
          <table:table-cell table:style-name="ce7" table:formula="of:=MAX([.C2:.C11])" office:value-type="float" office:value="0.0005550168">
            <text:p>5.55E-004</text:p>
          </table:table-cell>
          <table:table-cell table:number-columns-repeated="4"/>
        </table:table-row>
      </table:table>
      <table:table table:name="angle-160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table:style-name="ce1" office:value-type="float" office:value="49.4213819567">
            <text:p>49.4213819567</text:p>
          </table:table-cell>
          <table:table-cell table:style-name="ce5" office:value-type="float" office:value="0.0005185018">
            <text:p>5.19E-004</text:p>
          </table:table-cell>
          <table:table-cell office:value-type="float" office:value="9791">
            <text:p>9791</text:p>
          </table:table-cell>
          <table:table-cell office:value-type="float" office:value="0">
            <text:p>0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.1329467511">
            <text:p>47.1329467511</text:p>
          </table:table-cell>
          <table:table-cell office:value-type="float" office:value="0.0004103969">
            <text:p>4.10E-004</text:p>
          </table:table-cell>
          <table:table-cell office:value-type="float" office:value="18676">
            <text:p>18676</text:p>
          </table:table-cell>
          <table:table-cell office:value-type="float" office:value="1">
            <text:p>1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.5096615998">
            <text:p>48.5096615998</text:p>
          </table:table-cell>
          <table:table-cell office:value-type="float" office:value="0.0004809943">
            <text:p>4.81E-004</text:p>
          </table:table-cell>
          <table:table-cell office:value-type="float" office:value="3383">
            <text:p>3383</text:p>
          </table:table-cell>
          <table:table-cell office:value-type="float" office:value="2">
            <text:p>2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8.4464392765">
            <text:p>48.4464392765</text:p>
          </table:table-cell>
          <table:table-cell office:value-type="float" office:value="0.0004743021">
            <text:p>4.74E-004</text:p>
          </table:table-cell>
          <table:table-cell office:value-type="float" office:value="539">
            <text:p>539</text:p>
          </table:table-cell>
          <table:table-cell office:value-type="float" office:value="3">
            <text:p>3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.0643306205">
            <text:p>48.0643306205</text:p>
          </table:table-cell>
          <table:table-cell office:value-type="float" office:value="0.0004587976">
            <text:p>4.59E-004</text:p>
          </table:table-cell>
          <table:table-cell office:value-type="float" office:value="4631">
            <text:p>4631</text:p>
          </table:table-cell>
          <table:table-cell office:value-type="float" office:value="4">
            <text:p>4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8.4710500019">
            <text:p>48.4710500019</text:p>
          </table:table-cell>
          <table:table-cell office:value-type="float" office:value="0.0004754896">
            <text:p>4.75E-004</text:p>
          </table:table-cell>
          <table:table-cell office:value-type="float" office:value="951">
            <text:p>951</text:p>
          </table:table-cell>
          <table:table-cell office:value-type="float" office:value="5">
            <text:p>5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.7677536867">
            <text:p>47.7677536867</text:p>
          </table:table-cell>
          <table:table-cell office:value-type="float" office:value="0.000440203">
            <text:p>4.40E-004</text:p>
          </table:table-cell>
          <table:table-cell office:value-type="float" office:value="8259">
            <text:p>8259</text:p>
          </table:table-cell>
          <table:table-cell office:value-type="float" office:value="6">
            <text:p>6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float" office:value="46.283956099">
            <text:p>46.283956099</text:p>
          </table:table-cell>
          <table:table-cell table:style-name="ce6" office:value-type="float" office:value="0.0003555346">
            <text:p>3.56E-004</text:p>
          </table:table-cell>
          <table:table-cell office:value-type="float" office:value="2213">
            <text:p>2213</text:p>
          </table:table-cell>
          <table:table-cell office:value-type="float" office:value="7">
            <text:p>7</text:p>
          </table:table-cell>
          <table:table-cell office:value-type="float" office:value="1299">
            <text:p>1299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.0634192322">
            <text:p>49.0634192322</text:p>
          </table:table-cell>
          <table:table-cell office:value-type="float" office:value="0.0005072837">
            <text:p>5.07E-004</text:p>
          </table:table-cell>
          <table:table-cell office:value-type="float" office:value="18071">
            <text:p>18071</text:p>
          </table:table-cell>
          <table:table-cell office:value-type="float" office:value="8">
            <text:p>8</text:p>
          </table:table-cell>
          <table:table-cell office:value-type="float" office:value="1299">
            <text:p>1299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6.9380509888">
            <text:p>46.9380509888</text:p>
          </table:table-cell>
          <table:table-cell office:value-type="float" office:value="0.0003870304">
            <text:p>3.87E-004</text:p>
          </table:table-cell>
          <table:table-cell office:value-type="float" office:value="14270">
            <text:p>14270</text:p>
          </table:table-cell>
          <table:table-cell office:value-type="float" office:value="9">
            <text:p>9</text:p>
          </table:table-cell>
          <table:table-cell office:value-type="float" office:value="1299">
            <text:p>1299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6.283956099">
            <text:p>46.283956099</text:p>
          </table:table-cell>
          <table:table-cell table:style-name="ce7" table:formula="of:=MIN([.C2:.C11])" office:value-type="float" office:value="0.0003555346">
            <text:p>3.5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9.4213819567">
            <text:p>49.4213819567</text:p>
          </table:table-cell>
          <table:table-cell table:style-name="ce7" table:formula="of:=MAX([.C2:.C11])" office:value-type="float" office:value="0.0005185018">
            <text:p>5.19E-004</text:p>
          </table:table-cell>
          <table:table-cell table:number-columns-repeated="4"/>
        </table:table-row>
      </table:table>
      <table:table table:name="angle-16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7.0170888098">
            <text:p>47.0170888098</text:p>
          </table:table-cell>
          <table:table-cell office:value-type="float" office:value="0.0004943362">
            <text:p>4.94E-004</text:p>
          </table:table-cell>
          <table:table-cell office:value-type="float" office:value="21248">
            <text:p>2124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.0527429365">
            <text:p>46.0527429365</text:p>
          </table:table-cell>
          <table:table-cell office:value-type="float" office:value="0.000447593">
            <text:p>4.48E-004</text:p>
          </table:table-cell>
          <table:table-cell office:value-type="float" office:value="31660">
            <text:p>31660</text:p>
          </table:table-cell>
          <table:table-cell office:value-type="float" office:value="1">
            <text:p>1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7.4277126747">
            <text:p>47.4277126747</text:p>
          </table:table-cell>
          <table:table-cell office:value-type="float" office:value="0.000512121">
            <text:p>5.12E-004</text:p>
          </table:table-cell>
          <table:table-cell office:value-type="float" office:value="24044">
            <text:p>24044</text:p>
          </table:table-cell>
          <table:table-cell office:value-type="float" office:value="2">
            <text:p>2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float" office:value="47.5280785621">
            <text:p>47.5280785621</text:p>
          </table:table-cell>
          <table:table-cell table:style-name="ce5" office:value-type="float" office:value="0.0005172918">
            <text:p>5.17E-004</text:p>
          </table:table-cell>
          <table:table-cell office:value-type="float" office:value="15279">
            <text:p>15279</text:p>
          </table:table-cell>
          <table:table-cell office:value-type="float" office:value="3">
            <text:p>3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9850694199">
            <text:p>46.9850694199</text:p>
          </table:table-cell>
          <table:table-cell office:value-type="float" office:value="0.0004929615">
            <text:p>4.93E-004</text:p>
          </table:table-cell>
          <table:table-cell office:value-type="float" office:value="15352">
            <text:p>15352</text:p>
          </table:table-cell>
          <table:table-cell office:value-type="float" office:value="4">
            <text:p>4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.3153355621">
            <text:p>45.3153355621</text:p>
          </table:table-cell>
          <table:table-cell office:value-type="float" office:value="0.0004108007">
            <text:p>4.11E-004</text:p>
          </table:table-cell>
          <table:table-cell office:value-type="float" office:value="9459">
            <text:p>9459</text:p>
          </table:table-cell>
          <table:table-cell office:value-type="float" office:value="5">
            <text:p>5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1600614255">
            <text:p>46.1600614255</text:p>
          </table:table-cell>
          <table:table-cell office:value-type="float" office:value="0.0004517916">
            <text:p>4.52E-004</text:p>
          </table:table-cell>
          <table:table-cell office:value-type="float" office:value="2059">
            <text:p>2059</text:p>
          </table:table-cell>
          <table:table-cell office:value-type="float" office:value="6">
            <text:p>6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.7169249556">
            <text:p>45.7169249556</text:p>
          </table:table-cell>
          <table:table-cell office:value-type="float" office:value="0.000431129">
            <text:p>4.31E-004</text:p>
          </table:table-cell>
          <table:table-cell office:value-type="float" office:value="26801">
            <text:p>26801</text:p>
          </table:table-cell>
          <table:table-cell office:value-type="float" office:value="7">
            <text:p>7</text:p>
          </table:table-cell>
          <table:table-cell office:value-type="float" office:value="1295">
            <text:p>1295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7.329952854">
            <text:p>47.329952854</text:p>
          </table:table-cell>
          <table:table-cell office:value-type="float" office:value="0.000509049">
            <text:p>5.09E-004</text:p>
          </table:table-cell>
          <table:table-cell office:value-type="float" office:value="6439">
            <text:p>6439</text:p>
          </table:table-cell>
          <table:table-cell office:value-type="float" office:value="8">
            <text:p>8</text:p>
          </table:table-cell>
          <table:table-cell office:value-type="float" office:value="1295">
            <text:p>1295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float" office:value="45.0714035578">
            <text:p>45.0714035578</text:p>
          </table:table-cell>
          <table:table-cell table:style-name="ce6" office:value-type="float" office:value="0.0003964707">
            <text:p>3.96E-004</text:p>
          </table:table-cell>
          <table:table-cell office:value-type="float" office:value="28176">
            <text:p>28176</text:p>
          </table:table-cell>
          <table:table-cell office:value-type="float" office:value="9">
            <text:p>9</text:p>
          </table:table-cell>
          <table:table-cell office:value-type="float" office:value="1295">
            <text:p>1295</text:p>
          </table:table-cell>
          <table:table-cell/>
        </table:table-row>
        <table:table-row table:style-name="ro1">
          <table:table-cell/>
          <table:table-cell table:style-name="ce3" table:formula="of:=MIN([.B2:.B11])" office:value-type="float" office:value="45.0714035578">
            <text:p>45.0714035578</text:p>
          </table:table-cell>
          <table:table-cell table:style-name="ce7" table:formula="of:=MIN([.C2:.C11])" office:value-type="float" office:value="0.0003964707">
            <text:p>3.96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47.5280785621">
            <text:p>47.5280785621</text:p>
          </table:table-cell>
          <table:table-cell table:style-name="ce7" table:formula="of:=MAX([.C2:.C11])" office:value-type="float" office:value="0.0005172918">
            <text:p>5.17E-004</text:p>
          </table:table-cell>
          <table:table-cell table:number-columns-repeated="4"/>
        </table:table-row>
      </table:table>
      <table:table table:name="angle-17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2" office:value-type="float" office:value="45.4495244588">
            <text:p>45.4495244588</text:p>
          </table:table-cell>
          <table:table-cell office:value-type="float" office:value="0.0004474479">
            <text:p>4.47E-004</text:p>
          </table:table-cell>
          <table:table-cell office:value-type="float" office:value="6532">
            <text:p>6532</text:p>
          </table:table-cell>
          <table:table-cell office:value-type="float" office:value="0">
            <text:p>0</text:p>
          </table:table-cell>
          <table:table-cell office:value-type="float" office:value="1289">
            <text:p>1289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.4839129423">
            <text:p>45.4839129423</text:p>
          </table:table-cell>
          <table:table-cell table:style-name="ce6" office:value-type="float" office:value="0.0004437372">
            <text:p>4.44E-004</text:p>
          </table:table-cell>
          <table:table-cell office:value-type="float" office:value="5224">
            <text:p>5224</text:p>
          </table:table-cell>
          <table:table-cell office:value-type="float" office:value="1">
            <text:p>1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!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6.0927060343">
            <text:p>46.0927060343</text:p>
          </table:table-cell>
          <table:table-cell office:value-type="float" office:value="0.0004778016">
            <text:p>4.78E-004</text:p>
          </table:table-cell>
          <table:table-cell office:value-type="float" office:value="12057">
            <text:p>12057</text:p>
          </table:table-cell>
          <table:table-cell office:value-type="float" office:value="2">
            <text:p>2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6.5643167992">
            <text:p>46.5643167992</text:p>
          </table:table-cell>
          <table:table-cell office:value-type="float" office:value="0.0005030867">
            <text:p>5.03E-004</text:p>
          </table:table-cell>
          <table:table-cell office:value-type="float" office:value="4164">
            <text:p>4164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6.7131028514">
            <text:p>46.7131028514</text:p>
          </table:table-cell>
          <table:table-cell office:value-type="float" office:value="0.0005119989">
            <text:p>5.12E-004</text:p>
          </table:table-cell>
          <table:table-cell office:value-type="float" office:value="2307">
            <text:p>2307</text:p>
          </table:table-cell>
          <table:table-cell office:value-type="float" office:value="4">
            <text:p>4</text:p>
          </table:table-cell>
          <table:table-cell office:value-type="float" office:value="1289">
            <text:p>1289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1.6808203951">
            <text:p>51.6808203951</text:p>
          </table:table-cell>
          <table:table-cell office:value-type="float" office:value="0.000745132">
            <text:p>7.45E-004</text:p>
          </table:table-cell>
          <table:table-cell office:value-type="float" office:value="30019">
            <text:p>30019</text:p>
          </table:table-cell>
          <table:table-cell office:value-type="float" office:value="5">
            <text:p>5</text:p>
          </table:table-cell>
          <table:table-cell office:value-type="float" office:value="1289">
            <text:p>1289</text:p>
          </table:table-cell>
          <table:table-cell office:value-type="string">
            <text:p>3 disclinations far from np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6.1289972541">
            <text:p>46.1289972541</text:p>
          </table:table-cell>
          <table:table-cell office:value-type="float" office:value="0.0004801646">
            <text:p>4.80E-004</text:p>
          </table:table-cell>
          <table:table-cell office:value-type="float" office:value="23752">
            <text:p>23752</text:p>
          </table:table-cell>
          <table:table-cell office:value-type="float" office:value="6">
            <text:p>6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6.2198061144">
            <text:p>46.2198061144</text:p>
          </table:table-cell>
          <table:table-cell office:value-type="float" office:value="0.0004853597">
            <text:p>4.85E-004</text:p>
          </table:table-cell>
          <table:table-cell office:value-type="float" office:value="18134">
            <text:p>18134</text:p>
          </table:table-cell>
          <table:table-cell office:value-type="float" office:value="7">
            <text:p>7</text:p>
          </table:table-cell>
          <table:table-cell office:value-type="float" office:value="1289">
            <text:p>1289</text:p>
          </table:table-cell>
          <table:table-cell office:value-type="string">
            <text:p>2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5.7022666778">
            <text:p>45.7022666778</text:p>
          </table:table-cell>
          <table:table-cell office:value-type="float" office:value="0.0004577265">
            <text:p>4.58E-004</text:p>
          </table:table-cell>
          <table:table-cell office:value-type="float" office:value="1759">
            <text:p>1759</text:p>
          </table:table-cell>
          <table:table-cell office:value-type="float" office:value="8">
            <text:p>8</text:p>
          </table:table-cell>
          <table:table-cell office:value-type="float" office:value="1289">
            <text:p>1289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float" office:value="51.7134271761">
            <text:p>51.7134271761</text:p>
          </table:table-cell>
          <table:table-cell table:style-name="ce5" office:value-type="float" office:value="0.0007466932">
            <text:p>7.47E-004</text:p>
          </table:table-cell>
          <table:table-cell office:value-type="float" office:value="26924">
            <text:p>26924</text:p>
          </table:table-cell>
          <table:table-cell office:value-type="float" office:value="9">
            <text:p>9</text:p>
          </table:table-cell>
          <table:table-cell office:value-type="float" office:value="1289">
            <text:p>1289</text:p>
          </table:table-cell>
          <table:table-cell office:value-type="string">
            <text:p>4 disclinations!</text:p>
          </table:table-cell>
        </table:table-row>
        <table:table-row table:style-name="ro1">
          <table:table-cell/>
          <table:table-cell table:style-name="ce3" table:formula="of:=MIN([.B2:.B11])" office:value-type="float" office:value="45.4495244588">
            <text:p>45.4495244588</text:p>
          </table:table-cell>
          <table:table-cell table:style-name="ce7" table:formula="of:=MIN([.C2:.C11])" office:value-type="float" office:value="0.0004437372">
            <text:p>4.44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1.7134271761">
            <text:p>51.7134271761</text:p>
          </table:table-cell>
          <table:table-cell table:style-name="ce7" table:formula="of:=MAX([.C2:.C11])" office:value-type="float" office:value="0.0007466932">
            <text:p>7.47E-004</text:p>
          </table:table-cell>
          <table:table-cell table:number-columns-repeated="4"/>
        </table:table-row>
      </table:table>
      <table:table table:name="angle-175" table:style-name="ta2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[run]</text:p>
          </table:table-cell>
          <table:table-cell office:value-type="string">
            <text:p>[minimised_energy]</text:p>
          </table:table-cell>
          <table:table-cell table:style-name="Default" office:value-type="string">
            <text:p>[average_energy_of_non_np_cells]</text:p>
          </table:table-cell>
          <table:table-cell office:value-type="string">
            <text:p>[init_seed]</text:p>
          </table:table-cell>
          <table:table-cell office:value-type="string">
            <text:p>[rndgen_seed]</text:p>
          </table:table-cell>
          <table:table-cell office:value-type="string">
            <text:p>[num_np_cells]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8.9361319586">
            <text:p>48.9361319586</text:p>
          </table:table-cell>
          <table:table-cell office:value-type="float" office:value="0.0004795396">
            <text:p>4.80E-004</text:p>
          </table:table-cell>
          <table:table-cell office:value-type="float" office:value="2987">
            <text:p>2987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.987707271">
            <text:p>49.987707271</text:p>
          </table:table-cell>
          <table:table-cell office:value-type="float" office:value="0.0005305084">
            <text:p>5.31E-004</text:p>
          </table:table-cell>
          <table:table-cell office:value-type="float" office:value="595">
            <text:p>595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8.7590083313">
            <text:p>48.7590083313</text:p>
          </table:table-cell>
          <table:table-cell office:value-type="float" office:value="0.0004690853">
            <text:p>4.69E-004</text:p>
          </table:table-cell>
          <table:table-cell office:value-type="float" office:value="11111">
            <text:p>11111</text:p>
          </table:table-cell>
          <table:table-cell office:value-type="float" office:value="2">
            <text:p>2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9.3760726469">
            <text:p>49.3760726469</text:p>
          </table:table-cell>
          <table:table-cell office:value-type="float" office:value="0.0004996334">
            <text:p>5.00E-004</text:p>
          </table:table-cell>
          <table:table-cell office:value-type="float" office:value="17073">
            <text:p>17073</text:p>
          </table:table-cell>
          <table:table-cell office:value-type="float" office:value="3">
            <text:p>3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float" office:value="54.3416039915">
            <text:p>54.3416039915</text:p>
          </table:table-cell>
          <table:table-cell table:style-name="ce5" office:value-type="float" office:value="0.0007318316">
            <text:p>7.32E-004</text:p>
          </table:table-cell>
          <table:table-cell office:value-type="float" office:value="2139">
            <text:p>2139</text:p>
          </table:table-cell>
          <table:table-cell office:value-type="float" office:value="4">
            <text:p>4</text:p>
          </table:table-cell>
          <table:table-cell office:value-type="float" office:value="1291">
            <text:p>1291</text:p>
          </table:table-cell>
          <table:table-cell office:value-type="string">
            <text:p>2 disclinations far from np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float" office:value="48.2195242725">
            <text:p>48.2195242725</text:p>
          </table:table-cell>
          <table:table-cell table:style-name="ce6" office:value-type="float" office:value="0.0004294783">
            <text:p>4.29E-004</text:p>
          </table:table-cell>
          <table:table-cell office:value-type="float" office:value="27881">
            <text:p>27881</text:p>
          </table:table-cell>
          <table:table-cell office:value-type="float" office:value="5">
            <text:p>5</text:p>
          </table:table-cell>
          <table:table-cell office:value-type="float" office:value="1291">
            <text:p>1291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.1569833028">
            <text:p>49.1569833028</text:p>
          </table:table-cell>
          <table:table-cell office:value-type="float" office:value="0.000490289">
            <text:p>4.90E-004</text:p>
          </table:table-cell>
          <table:table-cell office:value-type="float" office:value="3021">
            <text:p>3021</text:p>
          </table:table-cell>
          <table:table-cell office:value-type="float" office:value="6">
            <text:p>6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8.656104625">
            <text:p>48.656104625</text:p>
          </table:table-cell>
          <table:table-cell office:value-type="float" office:value="0.000463956">
            <text:p>4.64E-004</text:p>
          </table:table-cell>
          <table:table-cell office:value-type="float" office:value="4634">
            <text:p>4634</text:p>
          </table:table-cell>
          <table:table-cell office:value-type="float" office:value="7">
            <text:p>7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.4235611565">
            <text:p>49.4235611565</text:p>
          </table:table-cell>
          <table:table-cell office:value-type="float" office:value="0.0005021636">
            <text:p>5.02E-004</text:p>
          </table:table-cell>
          <table:table-cell office:value-type="float" office:value="20143">
            <text:p>20143</text:p>
          </table:table-cell>
          <table:table-cell office:value-type="float" office:value="8">
            <text:p>8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9.2448031715">
            <text:p>49.2448031715</text:p>
          </table:table-cell>
          <table:table-cell office:value-type="float" office:value="0.0004942668">
            <text:p>4.94E-004</text:p>
          </table:table-cell>
          <table:table-cell office:value-type="float" office:value="23952">
            <text:p>23952</text:p>
          </table:table-cell>
          <table:table-cell office:value-type="float" office:value="9">
            <text:p>9</text:p>
          </table:table-cell>
          <table:table-cell office:value-type="float" office:value="1291">
            <text:p>1291</text:p>
          </table:table-cell>
          <table:table-cell office:value-type="string">
            <text:p>1 disclination far from np</text:p>
          </table:table-cell>
        </table:table-row>
        <table:table-row table:style-name="ro1">
          <table:table-cell/>
          <table:table-cell table:style-name="ce3" table:formula="of:=MIN([.B2:.B11])" office:value-type="float" office:value="48.2195242725">
            <text:p>48.2195242725</text:p>
          </table:table-cell>
          <table:table-cell table:style-name="ce7" table:formula="of:=MIN([.C2:.C11])" office:value-type="float" office:value="0.0004294783">
            <text:p>4.29E-004</text:p>
          </table:table-cell>
          <table:table-cell table:number-columns-repeated="4"/>
        </table:table-row>
        <table:table-row table:style-name="ro1">
          <table:table-cell/>
          <table:table-cell table:style-name="ce3" table:formula="of:=MAX([.B2:.B11])" office:value-type="float" office:value="54.3416039915">
            <text:p>54.3416039915</text:p>
          </table:table-cell>
          <table:table-cell table:style-name="ce7" table:formula="of:=MAX([.C2:.C11])" office:value-type="float" office:value="0.0007318316">
            <text:p>7.32E-004</text:p>
          </table:table-cell>
          <table:table-cell table:number-columns-repeated="4"/>
        </table:table-row>
      </table:table>
      <table:table table:name="runs" table:style-name="ta2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row table:style-name="ro3">
          <table:table-cell office:value-type="string">
            <text:p>angle</text:p>
          </table:table-cell>
          <table:table-cell office:value-type="string">
            <text:p>Total E</text:p>
          </table:table-cell>
          <table:table-cell office:value-type="string">
            <text:p>Average E of non-np</text:p>
          </table:table-cell>
          <table:table-cell office:value-type="string">
            <text:p>num np</text:p>
          </table:table-cell>
          <table:table-cell table:number-columns-repeated="3"/>
        </table:table-row>
        <table:table-row table:style-name="ro3">
          <table:table-cell table:style-name="ce8" office:value-type="float" office:value="0">
            <text:p>0</text:p>
          </table:table-cell>
          <table:table-cell table:style-name="ce8" table:formula="of:=INDIRECT(CONCATENATE(&quot;angle-&quot;;[.$A2];&quot;.b12&quot;))" office:value-type="float" office:value="54.384810732">
            <text:p>54.384810732</text:p>
          </table:table-cell>
          <table:table-cell table:style-name="ce8" table:formula="of:=INDIRECT(CONCATENATE(&quot;angle-&quot;;[.$A2];&quot;.c12&quot;))" office:value-type="float" office:value="0.0004833889">
            <text:p>4.83E-004</text:p>
          </table:table-cell>
          <table:table-cell table:style-name="ce8" table:formula="of:=INDIRECT(CONCATENATE(&quot;angle-&quot;;[.$A2];&quot;.f2&quot;))" office:value-type="float" office:value="1301">
            <text:p>1301</text:p>
          </table:table-cell>
          <table:table-cell table:number-columns-repeated="2"/>
          <table:table-cell>
            <draw:frame table:end-cell-address="runs.Q33" table:end-x="1.395cm" table:end-y="0.079cm" draw:z-index="0" draw:style-name="gr1" svg:width="23.863cm" svg:height="13.828cm" svg:x="0.113cm" svg:y="0.088cm">
              <draw:object draw:notify-on-update-of-ranges="runs.A2:runs.A37 runs.B2:runs.B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table:formula="of:=INDIRECT(CONCATENATE(&quot;angle-&quot;;[.$A3];&quot;.b12&quot;))" office:value-type="float" office:value="48.6449124672">
            <text:p>48.6449124672</text:p>
          </table:table-cell>
          <table:table-cell table:style-name="ce8" table:formula="of:=INDIRECT(CONCATENATE(&quot;angle-&quot;;[.$A3];&quot;.c12&quot;))" office:value-type="float" office:value="0.0004612265">
            <text:p>4.61E-004</text:p>
          </table:table-cell>
          <table:table-cell table:style-name="ce8" table:formula="of:=INDIRECT(CONCATENATE(&quot;angle-&quot;;[.$A3];&quot;.f2&quot;))" office:value-type="float" office:value="1291">
            <text:p>1291</text:p>
          </table:table-cell>
          <table:table-cell table:number-columns-repeated="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table:formula="of:=INDIRECT(CONCATENATE(&quot;angle-&quot;;[.$A4];&quot;.b12&quot;))" office:value-type="float" office:value="45.3492883522">
            <text:p>45.3492883522</text:p>
          </table:table-cell>
          <table:table-cell table:style-name="ce8" table:formula="of:=INDIRECT(CONCATENATE(&quot;angle-&quot;;[.$A4];&quot;.c12&quot;))" office:value-type="float" office:value="0.0004371362">
            <text:p>4.37E-004</text:p>
          </table:table-cell>
          <table:table-cell table:style-name="ce8" table:formula="of:=INDIRECT(CONCATENATE(&quot;angle-&quot;;[.$A4];&quot;.f2&quot;))" office:value-type="float" office:value="1289">
            <text:p>1289</text:p>
          </table:table-cell>
          <table:table-cell table:number-columns-repeated="3"/>
        </table:table-row>
        <table:table-row table:style-name="ro3">
          <table:table-cell office:value-type="float" office:value="15">
            <text:p>15</text:p>
          </table:table-cell>
          <table:table-cell table:formula="of:=INDIRECT(CONCATENATE(&quot;angle-&quot;;[.$A5];&quot;.b12&quot;))" office:value-type="float" office:value="45.161800903">
            <text:p>45.161800903</text:p>
          </table:table-cell>
          <table:table-cell table:formula="of:=INDIRECT(CONCATENATE(&quot;angle-&quot;;[.$A5];&quot;.c12&quot;))" office:value-type="float" office:value="0.0003953625">
            <text:p>3.95E-004</text:p>
          </table:table-cell>
          <table:table-cell table:formula="of:=INDIRECT(CONCATENATE(&quot;angle-&quot;;[.$A5];&quot;.f2&quot;))" office:value-type="float" office:value="1295">
            <text:p>1295</text:p>
          </table:table-cell>
          <table:table-cell table:number-columns-repeated="3"/>
        </table:table-row>
        <table:table-row table:style-name="ro3">
          <table:table-cell office:value-type="float" office:value="20">
            <text:p>20</text:p>
          </table:table-cell>
          <table:table-cell table:formula="of:=INDIRECT(CONCATENATE(&quot;angle-&quot;;[.$A6];&quot;.b12&quot;))" office:value-type="float" office:value="46.3318632179">
            <text:p>46.3318632179</text:p>
          </table:table-cell>
          <table:table-cell table:formula="of:=INDIRECT(CONCATENATE(&quot;angle-&quot;;[.$A6];&quot;.c12&quot;))" office:value-type="float" office:value="0.0003589845">
            <text:p>3.59E-004</text:p>
          </table:table-cell>
          <table:table-cell table:formula="of:=INDIRECT(CONCATENATE(&quot;angle-&quot;;[.$A6];&quot;.f2&quot;))" office:value-type="float" office:value="1299">
            <text:p>1299</text:p>
          </table:table-cell>
          <table:table-cell table:number-columns-repeated="3"/>
        </table:table-row>
        <table:table-row table:style-name="ro3">
          <table:table-cell office:value-type="float" office:value="25">
            <text:p>25</text:p>
          </table:table-cell>
          <table:table-cell table:formula="of:=INDIRECT(CONCATENATE(&quot;angle-&quot;;[.$A7];&quot;.b12&quot;))" office:value-type="float" office:value="47.0795080384">
            <text:p>47.0795080384</text:p>
          </table:table-cell>
          <table:table-cell table:formula="of:=INDIRECT(CONCATENATE(&quot;angle-&quot;;[.$A7];&quot;.c12&quot;))" office:value-type="float" office:value="0.0003452144">
            <text:p>3.45E-004</text:p>
          </table:table-cell>
          <table:table-cell table:formula="of:=INDIRECT(CONCATENATE(&quot;angle-&quot;;[.$A7];&quot;.f2&quot;))" office:value-type="float" office:value="1299">
            <text:p>1299</text:p>
          </table:table-cell>
          <table:table-cell table:number-columns-repeated="3"/>
        </table:table-row>
        <table:table-row table:style-name="ro3">
          <table:table-cell office:value-type="float" office:value="30">
            <text:p>30</text:p>
          </table:table-cell>
          <table:table-cell table:formula="of:=INDIRECT(CONCATENATE(&quot;angle-&quot;;[.$A8];&quot;.b12&quot;))" office:value-type="float" office:value="47.5782721256">
            <text:p>47.5782721256</text:p>
          </table:table-cell>
          <table:table-cell table:formula="of:=INDIRECT(CONCATENATE(&quot;angle-&quot;;[.$A8];&quot;.c12&quot;))" office:value-type="float" office:value="0.0003317811">
            <text:p>3.32E-004</text:p>
          </table:table-cell>
          <table:table-cell table:formula="of:=INDIRECT(CONCATENATE(&quot;angle-&quot;;[.$A8];&quot;.f2&quot;))" office:value-type="float" office:value="1303">
            <text:p>1303</text:p>
          </table:table-cell>
          <table:table-cell table:number-columns-repeated="3"/>
        </table:table-row>
        <table:table-row table:style-name="ro3">
          <table:table-cell office:value-type="float" office:value="35">
            <text:p>35</text:p>
          </table:table-cell>
          <table:table-cell table:formula="of:=INDIRECT(CONCATENATE(&quot;angle-&quot;;[.$A9];&quot;.b12&quot;))" office:value-type="float" office:value="46.8443833242">
            <text:p>46.8443833242</text:p>
          </table:table-cell>
          <table:table-cell table:formula="of:=INDIRECT(CONCATENATE(&quot;angle-&quot;;[.$A9];&quot;.c12&quot;))" office:value-type="float" office:value="0.0003013505">
            <text:p>3.01E-004</text:p>
          </table:table-cell>
          <table:table-cell table:formula="of:=INDIRECT(CONCATENATE(&quot;angle-&quot;;[.$A9];&quot;.f2&quot;))" office:value-type="float" office:value="1301">
            <text:p>1301</text:p>
          </table:table-cell>
          <table:table-cell table:number-columns-repeated="3"/>
        </table:table-row>
        <table:table-row table:style-name="ro3">
          <table:table-cell office:value-type="float" office:value="40">
            <text:p>40</text:p>
          </table:table-cell>
          <table:table-cell table:formula="of:=INDIRECT(CONCATENATE(&quot;angle-&quot;;[.$A10];&quot;.b12&quot;))" office:value-type="float" office:value="48.5742776631">
            <text:p>48.5742776631</text:p>
          </table:table-cell>
          <table:table-cell table:formula="of:=INDIRECT(CONCATENATE(&quot;angle-&quot;;[.$A10];&quot;.c12&quot;))" office:value-type="float" office:value="0.0002901113">
            <text:p>2.90E-004</text:p>
          </table:table-cell>
          <table:table-cell table:formula="of:=INDIRECT(CONCATENATE(&quot;angle-&quot;;[.$A10];&quot;.f2&quot;))" office:value-type="float" office:value="1295">
            <text:p>1295</text:p>
          </table:table-cell>
          <table:table-cell table:number-columns-repeated="3"/>
        </table:table-row>
        <table:table-row table:style-name="ro3">
          <table:table-cell office:value-type="float" office:value="45">
            <text:p>45</text:p>
          </table:table-cell>
          <table:table-cell table:formula="of:=INDIRECT(CONCATENATE(&quot;angle-&quot;;[.$A11];&quot;.b12&quot;))" office:value-type="float" office:value="53.212997181">
            <text:p>53.212997181</text:p>
          </table:table-cell>
          <table:table-cell table:formula="of:=INDIRECT(CONCATENATE(&quot;angle-&quot;;[.$A11];&quot;.c12&quot;))" office:value-type="float" office:value="0.0002657065">
            <text:p>2.66E-004</text:p>
          </table:table-cell>
          <table:table-cell table:formula="of:=INDIRECT(CONCATENATE(&quot;angle-&quot;;[.$A11];&quot;.f2&quot;))" office:value-type="float" office:value="1307">
            <text:p>1307</text:p>
          </table:table-cell>
          <table:table-cell table:number-columns-repeated="3"/>
        </table:table-row>
        <table:table-row table:style-name="ro3">
          <table:table-cell office:value-type="float" office:value="50">
            <text:p>50</text:p>
          </table:table-cell>
          <table:table-cell table:formula="of:=INDIRECT(CONCATENATE(&quot;angle-&quot;;[.$A12];&quot;.b12&quot;))" office:value-type="float" office:value="47.371485146">
            <text:p>47.371485146</text:p>
          </table:table-cell>
          <table:table-cell table:formula="of:=INDIRECT(CONCATENATE(&quot;angle-&quot;;[.$A12];&quot;.c12&quot;))" office:value-type="float" office:value="0.0002455839">
            <text:p>2.46E-004</text:p>
          </table:table-cell>
          <table:table-cell table:formula="of:=INDIRECT(CONCATENATE(&quot;angle-&quot;;[.$A12];&quot;.f2&quot;))" office:value-type="float" office:value="1295">
            <text:p>1295</text:p>
          </table:table-cell>
          <table:table-cell table:number-columns-repeated="3"/>
        </table:table-row>
        <table:table-row table:style-name="ro3">
          <table:table-cell office:value-type="float" office:value="55">
            <text:p>55</text:p>
          </table:table-cell>
          <table:table-cell table:formula="of:=INDIRECT(CONCATENATE(&quot;angle-&quot;;[.$A13];&quot;.b12&quot;))" office:value-type="float" office:value="44.9629360287">
            <text:p>44.9629360287</text:p>
          </table:table-cell>
          <table:table-cell table:formula="of:=INDIRECT(CONCATENATE(&quot;angle-&quot;;[.$A13];&quot;.c12&quot;))" office:value-type="float" office:value="0.0002315906">
            <text:p>2.32E-004</text:p>
          </table:table-cell>
          <table:table-cell table:formula="of:=INDIRECT(CONCATENATE(&quot;angle-&quot;;[.$A13];&quot;.f2&quot;))" office:value-type="float" office:value="1301">
            <text:p>1301</text:p>
          </table:table-cell>
          <table:table-cell table:number-columns-repeated="3"/>
        </table:table-row>
        <table:table-row table:style-name="ro3">
          <table:table-cell office:value-type="float" office:value="60">
            <text:p>60</text:p>
          </table:table-cell>
          <table:table-cell table:formula="of:=INDIRECT(CONCATENATE(&quot;angle-&quot;;[.$A14];&quot;.b12&quot;))" office:value-type="float" office:value="45.28263084">
            <text:p>45.28263084</text:p>
          </table:table-cell>
          <table:table-cell table:formula="of:=INDIRECT(CONCATENATE(&quot;angle-&quot;;[.$A14];&quot;.c12&quot;))" office:value-type="float" office:value="0.0002079104">
            <text:p>2.08E-004</text:p>
          </table:table-cell>
          <table:table-cell table:formula="of:=INDIRECT(CONCATENATE(&quot;angle-&quot;;[.$A14];&quot;.f2&quot;))" office:value-type="float" office:value="1303">
            <text:p>1303</text:p>
          </table:table-cell>
          <table:table-cell table:number-columns-repeated="3"/>
        </table:table-row>
        <table:table-row table:style-name="ro3">
          <table:table-cell office:value-type="float" office:value="65">
            <text:p>65</text:p>
          </table:table-cell>
          <table:table-cell table:formula="of:=INDIRECT(CONCATENATE(&quot;angle-&quot;;[.$A15];&quot;.b12&quot;))" office:value-type="float" office:value="44.2611901746">
            <text:p>44.2611901746</text:p>
          </table:table-cell>
          <table:table-cell table:formula="of:=INDIRECT(CONCATENATE(&quot;angle-&quot;;[.$A15];&quot;.c12&quot;))" office:value-type="float" office:value="0.0002010614">
            <text:p>2.01E-004</text:p>
          </table:table-cell>
          <table:table-cell table:formula="of:=INDIRECT(CONCATENATE(&quot;angle-&quot;;[.$A15];&quot;.f2&quot;))" office:value-type="float" office:value="1299">
            <text:p>1299</text:p>
          </table:table-cell>
          <table:table-cell table:number-columns-repeated="3"/>
        </table:table-row>
        <table:table-row table:style-name="ro3">
          <table:table-cell office:value-type="float" office:value="70">
            <text:p>70</text:p>
          </table:table-cell>
          <table:table-cell table:formula="of:=INDIRECT(CONCATENATE(&quot;angle-&quot;;[.$A16];&quot;.b12&quot;))" office:value-type="float" office:value="42.8561201245">
            <text:p>42.8561201245</text:p>
          </table:table-cell>
          <table:table-cell table:formula="of:=INDIRECT(CONCATENATE(&quot;angle-&quot;;[.$A16];&quot;.c12&quot;))" office:value-type="float" office:value="0.0002045848">
            <text:p>2.05E-004</text:p>
          </table:table-cell>
          <table:table-cell table:formula="of:=INDIRECT(CONCATENATE(&quot;angle-&quot;;[.$A16];&quot;.f2&quot;))" office:value-type="float" office:value="1299">
            <text:p>1299</text:p>
          </table:table-cell>
          <table:table-cell table:number-columns-repeated="3"/>
        </table:table-row>
        <table:table-row table:style-name="ro3">
          <table:table-cell office:value-type="float" office:value="75">
            <text:p>75</text:p>
          </table:table-cell>
          <table:table-cell table:formula="of:=INDIRECT(CONCATENATE(&quot;angle-&quot;;[.$A17];&quot;.b12&quot;))" office:value-type="float" office:value="40.9652625759">
            <text:p>40.9652625759</text:p>
          </table:table-cell>
          <table:table-cell table:formula="of:=INDIRECT(CONCATENATE(&quot;angle-&quot;;[.$A17];&quot;.c12&quot;))" office:value-type="float" office:value="0.0002081037">
            <text:p>2.08E-004</text:p>
          </table:table-cell>
          <table:table-cell table:formula="of:=INDIRECT(CONCATENATE(&quot;angle-&quot;;[.$A17];&quot;.f2&quot;))" office:value-type="float" office:value="1295">
            <text:p>1295</text:p>
          </table:table-cell>
          <table:table-cell table:number-columns-repeated="3"/>
        </table:table-row>
        <table:table-row table:style-name="ro3">
          <table:table-cell office:value-type="float" office:value="80">
            <text:p>80</text:p>
          </table:table-cell>
          <table:table-cell table:formula="of:=INDIRECT(CONCATENATE(&quot;angle-&quot;;[.$A18];&quot;.b12&quot;))" office:value-type="float" office:value="39.9583324075">
            <text:p>39.9583324075</text:p>
          </table:table-cell>
          <table:table-cell table:formula="of:=INDIRECT(CONCATENATE(&quot;angle-&quot;;[.$A18];&quot;.c12&quot;))" office:value-type="float" office:value="0.00019853">
            <text:p>1.99E-004</text:p>
          </table:table-cell>
          <table:table-cell table:formula="of:=INDIRECT(CONCATENATE(&quot;angle-&quot;;[.$A18];&quot;.f2&quot;))" office:value-type="float" office:value="1289">
            <text:p>1289</text:p>
          </table:table-cell>
          <table:table-cell table:number-columns-repeated="3"/>
        </table:table-row>
        <table:table-row table:style-name="ro3">
          <table:table-cell office:value-type="float" office:value="85">
            <text:p>85</text:p>
          </table:table-cell>
          <table:table-cell table:formula="of:=INDIRECT(CONCATENATE(&quot;angle-&quot;;[.$A19];&quot;.b12&quot;))" office:value-type="float" office:value="42.7428206656">
            <text:p>42.7428206656</text:p>
          </table:table-cell>
          <table:table-cell table:formula="of:=INDIRECT(CONCATENATE(&quot;angle-&quot;;[.$A19];&quot;.c12&quot;))" office:value-type="float" office:value="0.0002048905">
            <text:p>2.05E-004</text:p>
          </table:table-cell>
          <table:table-cell table:formula="of:=INDIRECT(CONCATENATE(&quot;angle-&quot;;[.$A19];&quot;.f2&quot;))" office:value-type="float" office:value="1291">
            <text:p>1291</text:p>
          </table:table-cell>
          <table:table-cell table:number-columns-repeated="3"/>
        </table:table-row>
        <table:table-row table:style-name="ro3">
          <table:table-cell office:value-type="float" office:value="90">
            <text:p>90</text:p>
          </table:table-cell>
          <table:table-cell table:formula="of:=INDIRECT(CONCATENATE(&quot;angle-&quot;;[.$A20];&quot;.b12&quot;))" office:value-type="float" office:value="48.7699030051">
            <text:p>48.7699030051</text:p>
          </table:table-cell>
          <table:table-cell table:formula="of:=INDIRECT(CONCATENATE(&quot;angle-&quot;;[.$A20];&quot;.c12&quot;))" office:value-type="float" office:value="0.0001852436">
            <text:p>1.85E-004</text:p>
          </table:table-cell>
          <table:table-cell table:formula="of:=INDIRECT(CONCATENATE(&quot;angle-&quot;;[.$A20];&quot;.f2&quot;))" office:value-type="float" office:value="1301">
            <text:p>1301</text:p>
          </table:table-cell>
          <table:table-cell table:number-columns-repeated="3"/>
        </table:table-row>
        <table:table-row table:style-name="ro3">
          <table:table-cell office:value-type="float" office:value="95">
            <text:p>95</text:p>
          </table:table-cell>
          <table:table-cell table:formula="of:=INDIRECT(CONCATENATE(&quot;angle-&quot;;[.$A21];&quot;.b12&quot;))" office:value-type="float" office:value="43.5043240979">
            <text:p>43.5043240979</text:p>
          </table:table-cell>
          <table:table-cell table:formula="of:=INDIRECT(CONCATENATE(&quot;angle-&quot;;[.$A21];&quot;.c12&quot;))" office:value-type="float" office:value="0.0002037319">
            <text:p>2.04E-004</text:p>
          </table:table-cell>
          <table:table-cell table:formula="of:=INDIRECT(CONCATENATE(&quot;angle-&quot;;[.$A21];&quot;.f2&quot;))" office:value-type="float" office:value="1291">
            <text:p>1291</text:p>
          </table:table-cell>
          <table:table-cell table:number-columns-repeated="3"/>
        </table:table-row>
        <table:table-row table:style-name="ro3">
          <table:table-cell office:value-type="float" office:value="100">
            <text:p>100</text:p>
          </table:table-cell>
          <table:table-cell table:formula="of:=INDIRECT(CONCATENATE(&quot;angle-&quot;;[.$A22];&quot;.b12&quot;))" office:value-type="float" office:value="40.5919662966">
            <text:p>40.5919662966</text:p>
          </table:table-cell>
          <table:table-cell table:formula="of:=INDIRECT(CONCATENATE(&quot;angle-&quot;;[.$A22];&quot;.c12&quot;))" office:value-type="float" office:value="0.0001958115">
            <text:p>1.96E-004</text:p>
          </table:table-cell>
          <table:table-cell table:formula="of:=INDIRECT(CONCATENATE(&quot;angle-&quot;;[.$A22];&quot;.f2&quot;))" office:value-type="float" office:value="1289">
            <text:p>1289</text:p>
          </table:table-cell>
          <table:table-cell table:number-columns-repeated="3"/>
        </table:table-row>
        <table:table-row table:style-name="ro3">
          <table:table-cell office:value-type="float" office:value="105">
            <text:p>105</text:p>
          </table:table-cell>
          <table:table-cell table:formula="of:=INDIRECT(CONCATENATE(&quot;angle-&quot;;[.$A23];&quot;.b12&quot;))" office:value-type="float" office:value="41.3362680101">
            <text:p>41.3362680101</text:p>
          </table:table-cell>
          <table:table-cell table:formula="of:=INDIRECT(CONCATENATE(&quot;angle-&quot;;[.$A23];&quot;.c12&quot;))" office:value-type="float" office:value="0.0001989777">
            <text:p>1.99E-004</text:p>
          </table:table-cell>
          <table:table-cell table:formula="of:=INDIRECT(CONCATENATE(&quot;angle-&quot;;[.$A23];&quot;.f2&quot;))" office:value-type="float" office:value="1295">
            <text:p>1295</text:p>
          </table:table-cell>
          <table:table-cell table:number-columns-repeated="3"/>
        </table:table-row>
        <table:table-row table:style-name="ro3">
          <table:table-cell office:value-type="float" office:value="110">
            <text:p>110</text:p>
          </table:table-cell>
          <table:table-cell table:formula="of:=INDIRECT(CONCATENATE(&quot;angle-&quot;;[.$A24];&quot;.b12&quot;))" office:value-type="float" office:value="43.2597767351">
            <text:p>43.2597767351</text:p>
          </table:table-cell>
          <table:table-cell table:formula="of:=INDIRECT(CONCATENATE(&quot;angle-&quot;;[.$A24];&quot;.c12&quot;))" office:value-type="float" office:value="0.000189858">
            <text:p>1.90E-004</text:p>
          </table:table-cell>
          <table:table-cell table:formula="of:=INDIRECT(CONCATENATE(&quot;angle-&quot;;[.$A24];&quot;.f2&quot;))" office:value-type="float" office:value="1299">
            <text:p>1299</text:p>
          </table:table-cell>
          <table:table-cell table:number-columns-repeated="3"/>
        </table:table-row>
        <table:table-row table:style-name="ro3">
          <table:table-cell office:value-type="float" office:value="115">
            <text:p>115</text:p>
          </table:table-cell>
          <table:table-cell table:formula="of:=INDIRECT(CONCATENATE(&quot;angle-&quot;;[.$A25];&quot;.b12&quot;))" office:value-type="float" office:value="44.6402191505">
            <text:p>44.6402191505</text:p>
          </table:table-cell>
          <table:table-cell table:formula="of:=INDIRECT(CONCATENATE(&quot;angle-&quot;;[.$A25];&quot;.c12&quot;))" office:value-type="float" office:value="0.0002125072">
            <text:p>2.13E-004</text:p>
          </table:table-cell>
          <table:table-cell table:formula="of:=INDIRECT(CONCATENATE(&quot;angle-&quot;;[.$A25];&quot;.f2&quot;))" office:value-type="float" office:value="1299">
            <text:p>1299</text:p>
          </table:table-cell>
          <table:table-cell table:number-columns-repeated="3"/>
        </table:table-row>
        <table:table-row table:style-name="ro3">
          <table:table-cell office:value-type="float" office:value="120">
            <text:p>120</text:p>
          </table:table-cell>
          <table:table-cell table:formula="of:=INDIRECT(CONCATENATE(&quot;angle-&quot;;[.$A26];&quot;.b12&quot;))" office:value-type="float" office:value="45.7077404921">
            <text:p>45.7077404921</text:p>
          </table:table-cell>
          <table:table-cell table:formula="of:=INDIRECT(CONCATENATE(&quot;angle-&quot;;[.$A26];&quot;.c12&quot;))" office:value-type="float" office:value="0.0002276133">
            <text:p>2.28E-004</text:p>
          </table:table-cell>
          <table:table-cell table:formula="of:=INDIRECT(CONCATENATE(&quot;angle-&quot;;[.$A26];&quot;.f2&quot;))" office:value-type="float" office:value="1303">
            <text:p>1303</text:p>
          </table:table-cell>
          <table:table-cell table:number-columns-repeated="3"/>
        </table:table-row>
        <table:table-row table:style-name="ro3">
          <table:table-cell office:value-type="float" office:value="125">
            <text:p>125</text:p>
          </table:table-cell>
          <table:table-cell table:formula="of:=INDIRECT(CONCATENATE(&quot;angle-&quot;;[.$A27];&quot;.b12&quot;))" office:value-type="float" office:value="45.3126540144">
            <text:p>45.3126540144</text:p>
          </table:table-cell>
          <table:table-cell table:formula="of:=INDIRECT(CONCATENATE(&quot;angle-&quot;;[.$A27];&quot;.c12&quot;))" office:value-type="float" office:value="0.0002214202">
            <text:p>2.21E-004</text:p>
          </table:table-cell>
          <table:table-cell table:formula="of:=INDIRECT(CONCATENATE(&quot;angle-&quot;;[.$A27];&quot;.f2&quot;))" office:value-type="float" office:value="1301">
            <text:p>1301</text:p>
          </table:table-cell>
          <table:table-cell table:number-columns-repeated="3"/>
        </table:table-row>
        <table:table-row table:style-name="ro3">
          <table:table-cell office:value-type="float" office:value="130">
            <text:p>130</text:p>
          </table:table-cell>
          <table:table-cell table:formula="of:=INDIRECT(CONCATENATE(&quot;angle-&quot;;[.$A28];&quot;.b12&quot;))" office:value-type="float" office:value="47.8681483336">
            <text:p>47.8681483336</text:p>
          </table:table-cell>
          <table:table-cell table:formula="of:=INDIRECT(CONCATENATE(&quot;angle-&quot;;[.$A28];&quot;.c12&quot;))" office:value-type="float" office:value="0.0002498459">
            <text:p>2.50E-004</text:p>
          </table:table-cell>
          <table:table-cell table:formula="of:=INDIRECT(CONCATENATE(&quot;angle-&quot;;[.$A28];&quot;.f2&quot;))" office:value-type="float" office:value="1295">
            <text:p>1295</text:p>
          </table:table-cell>
          <table:table-cell table:number-columns-repeated="3"/>
        </table:table-row>
        <table:table-row table:style-name="ro3">
          <table:table-cell office:value-type="float" office:value="135">
            <text:p>135</text:p>
          </table:table-cell>
          <table:table-cell table:formula="of:=INDIRECT(CONCATENATE(&quot;angle-&quot;;[.$A29];&quot;.b12&quot;))" office:value-type="float" office:value="53.3134526887">
            <text:p>53.3134526887</text:p>
          </table:table-cell>
          <table:table-cell table:formula="of:=INDIRECT(CONCATENATE(&quot;angle-&quot;;[.$A29];&quot;.c12&quot;))" office:value-type="float" office:value="0.0002700913">
            <text:p>2.70E-004</text:p>
          </table:table-cell>
          <table:table-cell table:formula="of:=INDIRECT(CONCATENATE(&quot;angle-&quot;;[.$A29];&quot;.f2&quot;))" office:value-type="float" office:value="1307">
            <text:p>1307</text:p>
          </table:table-cell>
          <table:table-cell table:number-columns-repeated="3"/>
        </table:table-row>
        <table:table-row table:style-name="ro3">
          <table:table-cell office:value-type="float" office:value="140">
            <text:p>140</text:p>
          </table:table-cell>
          <table:table-cell table:formula="of:=INDIRECT(CONCATENATE(&quot;angle-&quot;;[.$A30];&quot;.b12&quot;))" office:value-type="float" office:value="48.3930231694">
            <text:p>48.3930231694</text:p>
          </table:table-cell>
          <table:table-cell table:formula="of:=INDIRECT(CONCATENATE(&quot;angle-&quot;;[.$A30];&quot;.c12&quot;))" office:value-type="float" office:value="0.0002786952">
            <text:p>2.79E-004</text:p>
          </table:table-cell>
          <table:table-cell table:formula="of:=INDIRECT(CONCATENATE(&quot;angle-&quot;;[.$A30];&quot;.f2&quot;))" office:value-type="float" office:value="1295">
            <text:p>1295</text:p>
          </table:table-cell>
          <table:table-cell table:number-columns-repeated="3"/>
        </table:table-row>
        <table:table-row table:style-name="ro3">
          <table:table-cell office:value-type="float" office:value="145">
            <text:p>145</text:p>
          </table:table-cell>
          <table:table-cell table:formula="of:=INDIRECT(CONCATENATE(&quot;angle-&quot;;[.$A31];&quot;.b12&quot;))" office:value-type="float" office:value="46.7623205699">
            <text:p>46.7623205699</text:p>
          </table:table-cell>
          <table:table-cell table:formula="of:=INDIRECT(CONCATENATE(&quot;angle-&quot;;[.$A31];&quot;.c12&quot;))" office:value-type="float" office:value="0.0003101441">
            <text:p>3.10E-004</text:p>
          </table:table-cell>
          <table:table-cell table:formula="of:=INDIRECT(CONCATENATE(&quot;angle-&quot;;[.$A31];&quot;.f2&quot;))" office:value-type="float" office:value="1301">
            <text:p>1301</text:p>
          </table:table-cell>
          <table:table-cell table:number-columns-repeated="3"/>
        </table:table-row>
        <table:table-row table:style-name="ro3">
          <table:table-cell office:value-type="float" office:value="150">
            <text:p>150</text:p>
          </table:table-cell>
          <table:table-cell table:formula="of:=INDIRECT(CONCATENATE(&quot;angle-&quot;;[.$A32];&quot;.b12&quot;))" office:value-type="float" office:value="47.5151391475">
            <text:p>47.5151391475</text:p>
          </table:table-cell>
          <table:table-cell table:formula="of:=INDIRECT(CONCATENATE(&quot;angle-&quot;;[.$A32];&quot;.c12&quot;))" office:value-type="float" office:value="0.0003216405">
            <text:p>3.22E-004</text:p>
          </table:table-cell>
          <table:table-cell table:formula="of:=INDIRECT(CONCATENATE(&quot;angle-&quot;;[.$A32];&quot;.f2&quot;))" office:value-type="float" office:value="1303">
            <text:p>1303</text:p>
          </table:table-cell>
          <table:table-cell table:number-columns-repeated="3"/>
        </table:table-row>
        <table:table-row table:style-name="ro3">
          <table:table-cell office:value-type="float" office:value="155">
            <text:p>155</text:p>
          </table:table-cell>
          <table:table-cell table:formula="of:=INDIRECT(CONCATENATE(&quot;angle-&quot;;[.$A33];&quot;.b12&quot;))" office:value-type="float" office:value="47.1383606471">
            <text:p>47.1383606471</text:p>
          </table:table-cell>
          <table:table-cell table:formula="of:=INDIRECT(CONCATENATE(&quot;angle-&quot;;[.$A33];&quot;.c12&quot;))" office:value-type="float" office:value="0.0003414202">
            <text:p>3.41E-004</text:p>
          </table:table-cell>
          <table:table-cell table:formula="of:=INDIRECT(CONCATENATE(&quot;angle-&quot;;[.$A33];&quot;.f2&quot;))" office:value-type="float" office:value="1299">
            <text:p>1299</text:p>
          </table:table-cell>
          <table:table-cell table:number-columns-repeated="3"/>
        </table:table-row>
        <table:table-row table:style-name="ro3">
          <table:table-cell office:value-type="float" office:value="160">
            <text:p>160</text:p>
          </table:table-cell>
          <table:table-cell table:formula="of:=INDIRECT(CONCATENATE(&quot;angle-&quot;;[.$A34];&quot;.b12&quot;))" office:value-type="float" office:value="46.283956099">
            <text:p>46.283956099</text:p>
          </table:table-cell>
          <table:table-cell table:formula="of:=INDIRECT(CONCATENATE(&quot;angle-&quot;;[.$A34];&quot;.c12&quot;))" office:value-type="float" office:value="0.0003555346">
            <text:p>3.56E-004</text:p>
          </table:table-cell>
          <table:table-cell table:formula="of:=INDIRECT(CONCATENATE(&quot;angle-&quot;;[.$A34];&quot;.f2&quot;))" office:value-type="float" office:value="1299">
            <text:p>1299</text:p>
          </table:table-cell>
          <table:table-cell table:number-columns-repeated="3"/>
        </table:table-row>
        <table:table-row table:style-name="ro3">
          <table:table-cell office:value-type="float" office:value="165">
            <text:p>165</text:p>
          </table:table-cell>
          <table:table-cell table:formula="of:=INDIRECT(CONCATENATE(&quot;angle-&quot;;[.$A35];&quot;.b12&quot;))" office:value-type="float" office:value="45.0714035578">
            <text:p>45.0714035578</text:p>
          </table:table-cell>
          <table:table-cell table:formula="of:=INDIRECT(CONCATENATE(&quot;angle-&quot;;[.$A35];&quot;.c12&quot;))" office:value-type="float" office:value="0.0003964707">
            <text:p>3.96E-004</text:p>
          </table:table-cell>
          <table:table-cell table:formula="of:=INDIRECT(CONCATENATE(&quot;angle-&quot;;[.$A35];&quot;.f2&quot;))" office:value-type="float" office:value="1295">
            <text:p>1295</text:p>
          </table:table-cell>
          <table:table-cell table:number-columns-repeated="3"/>
        </table:table-row>
        <table:table-row table:style-name="ro3">
          <table:table-cell office:value-type="float" office:value="170">
            <text:p>170</text:p>
          </table:table-cell>
          <table:table-cell table:formula="of:=INDIRECT(CONCATENATE(&quot;angle-&quot;;[.$A36];&quot;.b12&quot;))" office:value-type="float" office:value="45.4495244588">
            <text:p>45.4495244588</text:p>
          </table:table-cell>
          <table:table-cell table:formula="of:=INDIRECT(CONCATENATE(&quot;angle-&quot;;[.$A36];&quot;.c12&quot;))" office:value-type="float" office:value="0.0004437372">
            <text:p>4.44E-004</text:p>
          </table:table-cell>
          <table:table-cell table:formula="of:=INDIRECT(CONCATENATE(&quot;angle-&quot;;[.$A36];&quot;.f2&quot;))" office:value-type="float" office:value="1289">
            <text:p>1289</text:p>
          </table:table-cell>
          <table:table-cell table:number-columns-repeated="3"/>
        </table:table-row>
        <table:table-row table:style-name="ro3">
          <table:table-cell office:value-type="float" office:value="175">
            <text:p>175</text:p>
          </table:table-cell>
          <table:table-cell table:formula="of:=INDIRECT(CONCATENATE(&quot;angle-&quot;;[.$A37];&quot;.b12&quot;))" office:value-type="float" office:value="48.2195242725">
            <text:p>48.2195242725</text:p>
          </table:table-cell>
          <table:table-cell table:formula="of:=INDIRECT(CONCATENATE(&quot;angle-&quot;;[.$A37];&quot;.c12&quot;))" office:value-type="float" office:value="0.0004294783">
            <text:p>4.29E-004</text:p>
          </table:table-cell>
          <table:table-cell table:formula="of:=INDIRECT(CONCATENATE(&quot;angle-&quot;;[.$A37];&quot;.f2&quot;))" office:value-type="float" office:value="1291">
            <text:p>1291</text:p>
          </table:table-cell>
          <table:table-cell table:number-columns-repeated="2"/>
          <table:table-cell>
            <draw:frame table:end-cell-address="runs.Q67" table:end-x="1.285cm" table:end-y="0.417cm" draw:z-index="1" draw:style-name="gr1" svg:width="23.863cm" svg:height="13.807cm" svg:x="0.003cm" svg:y="0.001cm">
              <draw:object draw:notify-on-update-of-ranges="runs.A2:runs.A37 runs.C2:runs.C37 runs.A2:runs.A4 runs.C2:runs.C4 runs.A36:runs.A37 runs.C36:runs.C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3" table:number-rows-repeated="32">
          <table:table-cell table:number-columns-repeated="7"/>
        </table:table-row>
        <table:table-row table:style-name="ro3">
          <table:table-cell table:number-columns-repeated="6"/>
          <table:table-cell>
            <draw:frame table:end-cell-address="runs.Q101" table:end-x="1.285cm" table:end-y="0.01cm" draw:z-index="2" draw:style-name="gr1" svg:width="23.863cm" svg:height="13.828cm" svg:x="0.003cm" svg:y="0.019cm">
              <draw:object draw:notify-on-update-of-ranges="runs.A2:runs.A37 runs.D2:runs.D3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15:0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02:37:54</meta:creation-date>
    <meta:editing-duration>PT1H4M13S</meta:editing-duration>
    <meta:editing-cycles>3</meta:editing-cycles>
    <meta:generator>LibreOffice/3.3$Linux LibreOffice_project/330m19$Build-202</meta:generator>
    <dc:date>2011-05-04T15:02:12</dc:date>
    <meta:document-statistic meta:table-count="37" meta:cell-count="28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64cm" svg:height="13.175cm" xlink:href=".." xlink:type="simple" chart:class="chart:scatter" chart:style-name="ch1">
        <chart:legend chart:legend-position="end" svg:x="21.561cm" svg:y="6.294cm" chart:style-name="ch2"/>
        <chart:plot-area chart:style-name="ch3" table:cell-range-address="runs.A2:runs.B37" svg:x="1.485cm" svg:y="1.187cm" svg:width="19.123cm" svg:height="10.747cm">
          <chartooo:coordinate-region svg:x="2.103cm" svg:y="1.384cm" svg:width="18.229cm" svg:height="9.907cm"/>
          <chart:axis chart:dimension="x" chart:name="primary-x" chart:style-name="ch4">
            <chart:title svg:x="9.522cm" svg:y="12.198cm" chart:style-name="ch5">
              <text:p>Rotation angle (deg)</text:p>
            </chart:title>
          </chart:axis>
          <chart:axis chart:dimension="y" chart:name="primary-y" chart:style-name="ch6">
            <chart:title svg:x="0.451cm" svg:y="8.293cm" chart:style-name="ch7">
              <text:p>Minimised Total Energy</text:p>
            </chart:title>
            <chart:grid chart:style-name="ch8" chart:class="major"/>
          </chart:axis>
          <chart:series chart:style-name="ch9" chart:values-cell-range-address="runs.B2:runs.B37" chart:class="chart:scatter">
            <chart:domain table:cell-range-address="runs.A2:runs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s.A2:runs.A37</svg:desc>
                </draw:g>
              </table:table-cell>
              <table:table-cell office:value-type="float" office:value="54.384810732">
                <text:p>54.384810732</text:p>
                <draw:g>
                  <svg:desc>runs.B2:runs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8.6449124672">
                <text:p>48.6449124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45.3492883522">
                <text:p>45.3492883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5.161800903">
                <text:p>45.161800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6.3318632179">
                <text:p>46.3318632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47.0795080384">
                <text:p>47.0795080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7.5782721256">
                <text:p>47.5782721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46.8443833242">
                <text:p>46.8443833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8.5742776631">
                <text:p>48.5742776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53.212997181">
                <text:p>53.212997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47.371485146">
                <text:p>47.371485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44.9629360287">
                <text:p>44.96293602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45.28263084">
                <text:p>45.28263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44.2611901746">
                <text:p>44.26119017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42.8561201245">
                <text:p>42.8561201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40.9652625759">
                <text:p>40.9652625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9.9583324075">
                <text:p>39.9583324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42.7428206656">
                <text:p>42.74282066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48.7699030051">
                <text:p>48.7699030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43.5043240979">
                <text:p>43.5043240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40.5919662966">
                <text:p>40.5919662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41.3362680101">
                <text:p>41.33626801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43.2597767351">
                <text:p>43.2597767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44.6402191505">
                <text:p>44.6402191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45.7077404921">
                <text:p>45.7077404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45.3126540144">
                <text:p>45.31265401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47.8681483336">
                <text:p>47.8681483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53.3134526887">
                <text:p>53.31345268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48.3930231694">
                <text:p>48.39302316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46.7623205699">
                <text:p>46.76232056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47.5151391475">
                <text:p>47.51513914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47.1383606471">
                <text:p>47.13836064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46.283956099">
                <text:p>46.2839560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45.0714035578">
                <text:p>45.07140355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45.4495244588">
                <text:p>45.4495244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48.2195242725">
                <text:p>48.2195242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inimum="0" chart:maximum="18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60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>
        <chart:symbol-image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864cm" svg:height="13.808cm" xlink:href=".." xlink:type="simple" chart:class="chart:scatter" chart:style-name="ch1">
        <chart:title svg:x="4.032cm" svg:y="0.411cm" chart:style-name="ch2">
          <text:p>Rotation of one elliptical nanoparticle with a homeotropic surface alignment</text:p>
        </chart:title>
        <chart:plot-area chart:style-name="ch3" table:cell-range-address="runs.A2:runs.A37 runs.C2:runs.C37" svg:x="1.485cm" svg:y="2.04cm" svg:width="21.425cm" svg:height="10.514cm">
          <chartooo:coordinate-region svg:x="3.386cm" svg:y="2.237cm" svg:width="19.247cm" svg:height="9.674cm"/>
          <chart:axis chart:dimension="x" chart:name="primary-x" chart:style-name="ch4">
            <chart:title svg:x="8.827cm" svg:y="12.831cm" chart:style-name="ch5">
              <text:p>Rotation angle with respect to x axis (Degrees)</text:p>
            </chart:title>
            <chart:grid chart:style-name="ch6" chart:class="major"/>
          </chart:axis>
          <chart:axis chart:dimension="y" chart:name="primary-y" chart:style-name="ch7">
            <chart:title svg:x="0.451cm" svg:y="11.387cm" chart:style-name="ch8">
              <text:p>Best minimised average energy of non nanoparticle cells</text:p>
            </chart:title>
            <chart:grid chart:style-name="ch6" chart:class="major"/>
          </chart:axis>
          <chart:series chart:style-name="ch9" chart:values-cell-range-address="runs.C2:runs.C37" chart:class="chart:scatter">
            <chart:domain table:cell-range-address="runs.A2:runs.A37"/>
            <chart:data-point chart:repeated="36"/>
          </chart:series>
          <chart:series chart:style-name="ch10" chart:values-cell-range-address="runs.C2:runs.C4" chart:class="chart:scatter">
            <chart:domain table:cell-range-address="runs.A2:runs.A4"/>
            <chart:data-point chart:repeated="3"/>
          </chart:series>
          <chart:series chart:style-name="ch11" chart:values-cell-range-address="runs.C36:runs.C37" chart:class="chart:scatter">
            <chart:domain table:cell-range-address="runs.A36:runs.A37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s.A2:runs.A37</svg:desc>
                </draw:g>
              </table:table-cell>
              <table:table-cell office:value-type="float" office:value="0.0004833889">
                <text:p>0.0004833889</text:p>
                <draw:g>
                  <svg:desc>runs.C2:runs.C37</svg:desc>
                </draw:g>
              </table:table-cell>
              <table:table-cell office:value-type="float" office:value="0">
                <text:p>0</text:p>
                <draw:g>
                  <svg:desc>runs.A2:runs.A4</svg:desc>
                </draw:g>
              </table:table-cell>
              <table:table-cell office:value-type="float" office:value="0.0004833889">
                <text:p>0.0004833889</text:p>
                <draw:g>
                  <svg:desc>runs.C2:runs.C4</svg:desc>
                </draw:g>
              </table:table-cell>
              <table:table-cell office:value-type="float" office:value="170">
                <text:p>170</text:p>
                <draw:g>
                  <svg:desc>runs.A36:runs.A37</svg:desc>
                </draw:g>
              </table:table-cell>
              <table:table-cell office:value-type="float" office:value="0.0004437372">
                <text:p>0.0004437372</text:p>
                <draw:g>
                  <svg:desc>runs.C36:runs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4612265">
                <text:p>0.0004612265</text:p>
              </table:table-cell>
              <table:table-cell office:value-type="float" office:value="5">
                <text:p>5</text:p>
              </table:table-cell>
              <table:table-cell office:value-type="float" office:value="0.0004612265">
                <text:p>0.0004612265</text:p>
              </table:table-cell>
              <table:table-cell office:value-type="float" office:value="175">
                <text:p>175</text:p>
              </table:table-cell>
              <table:table-cell office:value-type="float" office:value="0.0004294783">
                <text:p>0.0004294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004371362">
                <text:p>0.0004371362</text:p>
              </table:table-cell>
              <table:table-cell office:value-type="float" office:value="10">
                <text:p>10</text:p>
              </table:table-cell>
              <table:table-cell office:value-type="float" office:value="0.0004371362">
                <text:p>0.0004371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0003953625">
                <text:p>0.00039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3589845">
                <text:p>0.000358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0.0003452144">
                <text:p>0.000345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03317811">
                <text:p>0.0003317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0.0003013505">
                <text:p>0.000301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0002901113">
                <text:p>0.0002901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0002657065">
                <text:p>0.000265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.0002455839">
                <text:p>0.0002455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0.0002315906">
                <text:p>0.0002315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0.0002079104">
                <text:p>0.0002079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0.0002010614">
                <text:p>0.000201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0.0002045848">
                <text:p>0.000204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0.0002081037">
                <text:p>0.000208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0.00019853">
                <text:p>0.00019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0002048905">
                <text:p>0.0002048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1852436">
                <text:p>0.000185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0.0002037319">
                <text:p>0.0002037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0.0001958115">
                <text:p>0.0001958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0.0001989777">
                <text:p>0.000198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0.000189858">
                <text:p>0.000189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0.0002125072">
                <text:p>0.0002125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0.0002276133">
                <text:p>0.000227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0.0002214202">
                <text:p>0.000221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0.0002498459">
                <text:p>0.0002498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0.0002700913">
                <text:p>0.0002700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0.0002786952">
                <text:p>0.0002786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0.0003101441">
                <text:p>0.000310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0.0003216405">
                <text:p>0.0003216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0.0003414202">
                <text:p>0.0003414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0.0003555346">
                <text:p>0.000355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0.0003964707">
                <text:p>0.000396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0.0004437372">
                <text:p>0.0004437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0.0004294783">
                <text:p>0.000429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64cm" svg:height="13.175cm" xlink:href=".." xlink:type="simple" chart:class="chart:scatter" chart:style-name="ch1">
        <chart:legend chart:legend-position="end" svg:x="21.561cm" svg:y="6.294cm" chart:style-name="ch2"/>
        <chart:plot-area chart:style-name="ch3" table:cell-range-address="runs.A2:runs.A37 runs.D2:runs.D37" svg:x="1.485cm" svg:y="1.187cm" svg:width="19.123cm" svg:height="10.747cm">
          <chartooo:coordinate-region svg:x="2.469cm" svg:y="1.384cm" svg:width="17.862cm" svg:height="9.907cm"/>
          <chart:axis chart:dimension="x" chart:name="primary-x" chart:style-name="ch4">
            <chart:title svg:x="9.522cm" svg:y="12.198cm" chart:style-name="ch5">
              <text:p>Rotation angle (deg)</text:p>
            </chart:title>
          </chart:axis>
          <chart:axis chart:dimension="y" chart:name="primary-y" chart:style-name="ch6">
            <chart:title svg:x="0.451cm" svg:y="9.589cm" chart:style-name="ch7">
              <text:p>Minimised average energy of non np cells</text:p>
            </chart:title>
            <chart:grid chart:style-name="ch8" chart:class="major"/>
          </chart:axis>
          <chart:series chart:style-name="ch9" chart:values-cell-range-address="runs.D2:runs.D37" chart:class="chart:scatter">
            <chart:domain table:cell-range-address="runs.A2:runs.A37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uns.A2:runs.A37</svg:desc>
                </draw:g>
              </table:table-cell>
              <table:table-cell office:value-type="float" office:value="1301">
                <text:p>1301</text:p>
                <draw:g>
                  <svg:desc>runs.D2:runs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1291">
                <text:p>12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